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DejaVu Sans Mono" svg:font-family="'DejaVu Sans Mono'"/>
    <style:font-face style:name="Liberation" svg:font-family="Liberation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8cm" fo:min-width="4.64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053cm" svg:stroke-color="#3465a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8cm" fo:min-width="7.4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898cm" fo:min-width="4.648cm" fo:padding-top="0.151cm" fo:padding-bottom="0.151cm" fo:padding-left="0.276cm" fo:padding-right="0.276cm"/>
    </style:style>
    <style:style style:name="gr10" style:family="graphic" style:parent-style-name="objectwithoutfill">
      <style:graphic-properties svg:stroke-color="#00a933" draw:fill="solid" draw:textarea-vertical-align="middle"/>
    </style:style>
    <style:style style:name="gr11" style:family="graphic" style:parent-style-name="objectwithoutfill">
      <style:graphic-properties svg:stroke-color="#ff0000" draw:fill="solid" draw:textarea-vertical-align="middle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8cm" fo:min-width="9.248cm" fo:padding-top="0.151cm" fo:padding-bottom="0.151cm" fo:padding-left="0.276cm" fo:padding-right="0.276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3.35cm" fo:min-width="2.5cm"/>
    </style:style>
    <style:style style:name="gr14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3.35cm" fo:min-width="2.9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2.9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15cm" fo:min-width="4.3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116cm" fo:min-width="4.266cm" fo:padding-top="0.142cm" fo:padding-bottom="0.142cm" fo:padding-left="0.267cm" fo:padding-right="0.267cm"/>
    </style:style>
    <style:style style:name="gr19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1.9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5.95cm" fo:min-width="6.1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5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6cm"/>
    </style:style>
    <style:style style:name="gr24" style:family="graphic" style:parent-style-name="standard">
      <style:graphic-properties svg:stroke-color="#3465a4" draw:fill-color="#ff4000" draw:opacity="90%" draw:textarea-horizontal-align="justify" draw:textarea-vertical-align="middle" draw:auto-grow-height="false" fo:min-height="4.75cm" fo:min-width="24.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48pt" style:font-size-asian="48pt" style:font-size-complex="48pt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text-align="start"/>
      <style:text-properties fo:color="#c9211e"/>
    </style:style>
    <style:style style:name="P17" style:family="paragraph">
      <loext:graphic-properties draw:fill="none"/>
      <style:paragraph-properties fo:text-align="start"/>
      <style:text-properties fo:color="#c9211e" fo:font-size="12pt" style:font-size-asian="12pt" style:font-size-complex="12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text-align="start"/>
      <style:text-properties fo:font-weight="bold" style:font-weight-asian="bold" style:font-weight-complex="bold"/>
    </style:style>
    <style:style style:name="P23" style:family="paragraph">
      <style:paragraph-properties style:text-autospace="none"/>
      <style:text-properties fo:color="#808080" style:font-name="DejaVu Sans Mono" fo:font-size="12pt" style:font-name-asian="DejaVu Sans Mono" style:font-size-asian="12pt" style:font-name-complex="DejaVu Sans Mono" style:font-size-complex="12pt"/>
    </style:style>
    <style:style style:name="P24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-color="#ff4000" draw:opacity="90%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letter-kerning="true" style:font-name-asian="DejaVu Sans Mono" style:font-size-asian="12pt" style:font-style-asian="normal" style:font-weight-asian="bold" style:font-name-complex="DejaVu Sa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c9211e" fo:font-size="12pt" style:font-size-asian="12pt" style:font-size-complex="12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c9211e" fo:font-weight="bold" style:font-weight-asian="bold" style:font-weight-complex="bold"/>
    </style:style>
    <style:style style:name="T13" style:family="text">
      <style:text-properties fo:color="#3465a4" fo:font-weight="bold" style:font-weight-asian="bold" style:font-weight-complex="bold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" fo:font-size="14pt" fo:font-style="normal" fo:text-shadow="none" style:text-underline-style="none" fo:font-weight="normal" style:letter-kerning="true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"/>
    </style:style>
    <style:style style:name="T18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8cm" svg:height="13.049cm" svg:x="0.6cm" svg:y="0.6cm">
          <draw:text-box>
            <text:p>What we will see here:</text:p>
            <text:p/>
            <text:p>1. Some design patterns (Wrapper, Interfaces, Factory);</text:p>
            <text:p>2. Testing without and with mocking;</text:p>
            <text:p>3. Debugging sessions;</text:p>
            <text:p>4. Unit tests vs integration tests;</text:p>
            <text:p/>
            <text:p>* In a bioinformatics context;</text:p>
            <text:p>* Using python;</text:p>
            <text:p>* Somewhat inefficient code but easy to understand</text:p>
            <text:p/>
            <text:p/>
            <text:p/>
            <text:p>… but I just realised on sunday evening, that this is too much, will probably need to do this in 2 meetings;</text:p>
            <text:p/>
            <text:p>… this is an experiment, maybe next time get rid of the bioinformatics context and go directly to the point?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5.8cm" svg:height="6.65cm" svg:x="0.6cm" svg:y="0.6cm">
          <draw:text-box>
            <text:p>Obs:</text:p>
            <text:p/>
            <text:p>- That is a lot of things, but it is better to slow down and understand stuff than just rushing to present everything;</text:p>
            <text:p/>
            <text:p>- Many of these things are fairly recent to me, feel free to correct me at any time;</text:p>
            <text:p/>
            <text:p>- The choice of python is because it is the most used language in the group (I’d prefer to do in C++, but all of these things can also be done in C++);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1" draw:layer="layout" svg:width="7.754cm" svg:height="0.962cm" svg:x="0.6cm" svg:y="0.6cm">
          <draw:text-box>
            <text:p>Contamination Finder tool</text:p>
          </draw:text-box>
        </draw:frame>
        <draw:frame draw:style-name="gr4" draw:text-style-name="P1" draw:layer="layout" svg:width="26.4cm" svg:height="5.939cm" svg:x="1cm" svg:y="2.2cm">
          <draw:text-box>
            <text:p>Pipeline:</text:p>
            <text:p/>
            <text:p>1. Get reads</text:p>
            <text:p/>
            <text:p/>
            <text:p/>
            <text:p/>
            <text:p/>
          </draw:text-box>
        </draw:frame>
        <draw:custom-shape draw:style-name="gr5" draw:text-style-name="P4" draw:layer="layout" svg:width="5.2cm" svg:height="1.4cm" svg:x="5.8cm" svg:y="3.4cm">
          <text:p text:style-name="P3"><text:span text:style-name="T1">Reads (human)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1" draw:layer="layout" svg:width="7.754cm" svg:height="0.962cm" svg:x="0.6cm" svg:y="0.6cm">
          <draw:text-box>
            <text:p>Contamination Finder tool</text:p>
          </draw:text-box>
        </draw:frame>
        <draw:frame draw:style-name="gr6" draw:text-style-name="P1" draw:layer="layout" svg:width="26.4cm" svg:height="8.783cm" svg:x="1cm" svg:y="2.2cm">
          <draw:text-box>
            <text:p>Pipeline:</text:p>
            <text:p/>
            <text:p>1. Get reads</text:p>
            <text:p/>
            <text:p/>
            <text:p/>
            <text:p/>
            <text:p>2. Align to ref and get a BAM</text:p>
            <text:p/>
            <text:p/>
            <text:p/>
            <text:p/>
          </draw:text-box>
        </draw:frame>
        <draw:custom-shape draw:style-name="gr5" draw:text-style-name="P4" xml:id="id1" draw:id="id1" draw:layer="layout" svg:width="5.2cm" svg:height="1.4cm" svg:x="5.8cm" svg:y="3.4cm">
          <text:p text:style-name="P3"><text:span text:style-name="T1">Reads (human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5.2cm" svg:height="1.4cm" svg:x="17.4cm" svg:y="3.2cm">
          <text:p text:style-name="P3"><text:span text:style-name="T1">hg3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5.2cm" svg:height="1.4cm" svg:x="11.6cm" svg:y="6.4cm">
          <text:p text:style-name="P3"><text:span text:style-name="T1">BWA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8.4cm" svg:y1="4.8cm" svg:x2="14.2cm" svg:y2="6.4cm" draw:start-shape="id1" draw:start-glue-point="2" draw:end-shape="id2" draw:end-glue-point="0" svg:d="M8400 4800l5800 1600" svg:viewBox="0 0 5801 1601">
          <text:p/>
        </draw:connector>
        <draw:connector draw:style-name="gr7" draw:text-style-name="P5" draw:layer="layout" draw:type="line" svg:x1="20cm" svg:y1="4.6cm" svg:x2="14.2cm" svg:y2="6.412cm" draw:start-shape="id3" draw:start-glue-point="2" svg:d="M20000 4600l-5800 1812" svg:viewBox="0 0 5801 1813">
          <text:p/>
        </draw:connector>
        <draw:custom-shape draw:style-name="gr5" draw:text-style-name="P4" xml:id="id4" draw:id="id4" draw:layer="layout" svg:width="5.2cm" svg:height="1.4cm" svg:x="11.6cm" svg:y="6.4cm">
          <text:p text:style-name="P3"><text:span text:style-name="T1">BW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5.2cm" svg:height="1.4cm" svg:x="11.6cm" svg:y="9.2cm">
          <text:p text:style-name="P3"><text:span text:style-name="T1">BAM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4.2cm" svg:y1="7.8cm" svg:x2="14.2cm" svg:y2="9.2cm" draw:start-shape="id4" draw:start-glue-point="2" draw:end-shape="id5" draw:end-glue-point="0" svg:d="M14200 7800v1400" svg:viewBox="0 0 1 1401">
          <text:p/>
        </draw:connector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1" draw:layer="layout" svg:width="7.754cm" svg:height="0.962cm" svg:x="0.6cm" svg:y="0.6cm">
          <draw:text-box>
            <text:p>Contamination Finder tool</text:p>
          </draw:text-box>
        </draw:frame>
        <draw:frame draw:style-name="gr4" draw:text-style-name="P1" draw:layer="layout" svg:width="26.4cm" svg:height="10.916cm" svg:x="1cm" svg:y="2.2cm">
          <draw:text-box>
            <text:p>Pipeline:</text:p>
            <text:p/>
            <text:p>1. Get reads</text:p>
            <text:p/>
            <text:p/>
            <text:p/>
            <text:p/>
            <text:p>2. Align to ref and get a BAM</text:p>
            <text:p/>
            <text:p/>
            <text:p/>
            <text:p/>
            <text:p>3. Give BAM and species to</text:p>
            <text:p>Contamination Finder tool to check</text:p>
            <text:p>if there is contamination.</text:p>
          </draw:text-box>
        </draw:frame>
        <draw:custom-shape draw:style-name="gr5" draw:text-style-name="P4" xml:id="id6" draw:id="id6" draw:layer="layout" svg:width="5.2cm" svg:height="1.4cm" svg:x="5.8cm" svg:y="3.4cm">
          <text:p text:style-name="P3"><text:span text:style-name="T1">Reads (human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5.2cm" svg:height="1.4cm" svg:x="17.4cm" svg:y="3.2cm">
          <text:p text:style-name="P3"><text:span text:style-name="T1">hg3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5.2cm" svg:height="1.4cm" svg:x="11.6cm" svg:y="6.4cm">
          <text:p text:style-name="P3"><text:span text:style-name="T1">BWA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8.4cm" svg:y1="4.8cm" svg:x2="14.2cm" svg:y2="6.4cm" draw:start-shape="id6" draw:start-glue-point="2" draw:end-shape="id7" draw:end-glue-point="0" svg:d="M8400 4800l5800 1600" svg:viewBox="0 0 5801 1601">
          <text:p/>
        </draw:connector>
        <draw:connector draw:style-name="gr7" draw:text-style-name="P5" draw:layer="layout" draw:type="line" svg:x1="20cm" svg:y1="4.6cm" svg:x2="14.2cm" svg:y2="6.412cm" draw:start-shape="id8" draw:start-glue-point="2" svg:d="M20000 4600l-5800 1812" svg:viewBox="0 0 5801 1813">
          <text:p/>
        </draw:connector>
        <draw:custom-shape draw:style-name="gr5" draw:text-style-name="P4" xml:id="id9" draw:id="id9" draw:layer="layout" svg:width="5.2cm" svg:height="1.4cm" svg:x="11.6cm" svg:y="6.4cm">
          <text:p text:style-name="P3"><text:span text:style-name="T1">BW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" draw:id="id10" draw:layer="layout" svg:width="5.2cm" svg:height="1.4cm" svg:x="11.6cm" svg:y="9.2cm">
          <text:p text:style-name="P3"><text:span text:style-name="T1">BAM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4.2cm" svg:y1="7.8cm" svg:x2="14.2cm" svg:y2="9.2cm" draw:start-shape="id9" draw:start-glue-point="2" draw:end-shape="id10" draw:end-glue-point="0" svg:d="M14200 7800v1400" svg:viewBox="0 0 1 1401">
          <text:p/>
        </draw:connector>
        <draw:custom-shape draw:style-name="gr8" draw:text-style-name="P4" xml:id="id11" draw:id="id11" draw:layer="layout" svg:width="8cm" svg:height="1.4cm" svg:x="13.6cm" svg:y="12cm">
          <text:p text:style-name="P3"><text:span text:style-name="T1">Contamination Finder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4.2cm" svg:y1="10.6cm" svg:x2="17.6cm" svg:y2="12cm" draw:start-shape="id10" draw:start-glue-point="2" draw:end-shape="id11" draw:end-glue-point="0" svg:d="M14200 10600l3400 1400" svg:viewBox="0 0 3401 1401">
          <text:p/>
        </draw:connector>
        <draw:custom-shape draw:style-name="gr5" draw:text-style-name="P4" xml:id="id12" draw:id="id12" draw:layer="layout" svg:width="5.2cm" svg:height="1.4cm" svg:x="20cm" svg:y="9.2cm">
          <text:p text:style-name="P3"><text:span text:style-name="T1">Species: human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22.6cm" svg:y1="10.6cm" svg:x2="17.6cm" svg:y2="12cm" draw:start-shape="id12" draw:start-glue-point="2" svg:d="M22600 10600l-5000 1400" svg:viewBox="0 0 5001 1401">
          <text:p/>
        </draw:connector>
        <draw:custom-shape draw:style-name="gr5" draw:text-style-name="P4" xml:id="id13" draw:id="id13" draw:layer="layout" svg:width="5.2cm" svg:height="1.4cm" svg:x="10.2cm" svg:y="14.2cm">
          <text:p text:style-name="P3"><text:span text:style-name="T1">Yes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7.6cm" svg:y1="13.4cm" svg:x2="12.8cm" svg:y2="14.2cm" draw:start-shape="id11" draw:start-glue-point="2" draw:end-shape="id13" draw:end-glue-point="0" svg:d="M17600 13400l-4800 800" svg:viewBox="0 0 4801 801">
          <text:p/>
        </draw:connector>
        <draw:custom-shape draw:style-name="gr5" draw:text-style-name="P4" xml:id="id14" draw:id="id14" draw:layer="layout" svg:width="5.2cm" svg:height="1.4cm" svg:x="19cm" svg:y="14.2cm">
          <text:p text:style-name="P3"><text:span text:style-name="T1">No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7.601cm" svg:y1="13.437cm" svg:x2="21.6cm" svg:y2="14.2cm" draw:end-shape="id14" draw:end-glue-point="0" svg:d="M17601 13437l3999 763" svg:viewBox="0 0 4000 764">
          <text:p/>
        </draw:connector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1" draw:layer="layout" svg:width="12.973cm" svg:height="0.962cm" svg:x="0.6cm" svg:y="0.6cm">
          <draw:text-box>
            <text:p>How to find contamination (not very realistic)</text:p>
          </draw:text-box>
        </draw:frame>
        <draw:frame draw:style-name="gr4" draw:text-style-name="P1" draw:layer="layout" svg:width="26.4cm" svg:height="3.806cm" svg:x="1cm" svg:y="2.2cm">
          <draw:text-box>
            <text:p>1. Get only the unmapped reads from the BAM;</text:p>
            <text:p>2. Search them in a read index (e.g. <text:a xlink:href="http://www.bigsi.io/" xlink:type="simple">http://www.bigsi.io/</text:a>);</text:p>
            <text:p>3. Get the most probable species for each dataset, and count the frequency of each species;</text:p>
            <text:p>4. The most-frequent species is the putative contaminator;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1" draw:layer="layout" svg:width="6.522cm" svg:height="2.384cm" svg:x="0.6cm" svg:y="0.6cm">
          <draw:text-box>
            <text:p>Use case #1:</text:p>
            <text:p>All reads are mapped</text:p>
            <text:p>to the ref</text:p>
          </draw:text-box>
        </draw:frame>
        <draw:custom-shape draw:style-name="gr9" draw:text-style-name="P4" xml:id="id15" draw:id="id15" draw:layer="layout" svg:width="5.2cm" svg:height="7.2cm" svg:x="7.4cm" svg:y="1.8cm">
          <text:p text:style-name="P3"><text:span text:style-name="T1">BAM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" draw:id="id16" draw:layer="layout" svg:width="8cm" svg:height="1.4cm" svg:x="9.4cm" svg:y="10.4cm">
          <text:p text:style-name="P3"><text:span text:style-name="T1">Contamination </text:span><text:span text:style-name="T1">Finder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0cm" svg:y1="9cm" svg:x2="13.4cm" svg:y2="10.4cm" draw:start-shape="id15" draw:start-glue-point="2" draw:end-shape="id16" draw:end-glue-point="0" svg:d="M10000 9000l3400 1400" svg:viewBox="0 0 3401 1401">
          <text:p/>
        </draw:connector>
        <draw:custom-shape draw:style-name="gr5" draw:text-style-name="P4" xml:id="id17" draw:id="id17" draw:layer="layout" svg:width="5.2cm" svg:height="1.4cm" svg:x="15.8cm" svg:y="7.6cm">
          <text:p text:style-name="P3"><text:span text:style-name="T1">Species: human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8.4cm" svg:y1="9cm" svg:x2="13.4cm" svg:y2="10.4cm" draw:start-shape="id17" draw:start-glue-point="2" svg:d="M18400 9000l-5000 1400" svg:viewBox="0 0 5001 1401">
          <text:p/>
        </draw:connector>
        <draw:custom-shape draw:style-name="gr5" draw:text-style-name="P4" xml:id="id18" draw:id="id18" draw:layer="layout" svg:width="5.2cm" svg:height="1.4cm" svg:x="14.8cm" svg:y="12.6cm">
          <text:p text:style-name="P3"><text:span text:style-name="T1">No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3.401cm" svg:y1="11.837cm" svg:x2="17.4cm" svg:y2="12.6cm" draw:end-shape="id18" draw:end-glue-point="0" svg:d="M13401 11837l3999 763" svg:viewBox="0 0 4000 764">
          <text:p/>
        </draw:connector>
        <draw:line draw:style-name="gr10" draw:text-style-name="P5" draw:layer="layout" svg:x1="8.4cm" svg:y1="2.8cm" svg:x2="11.6cm" svg:y2="2.8cm">
          <text:p/>
        </draw:line>
        <draw:line draw:style-name="gr10" draw:text-style-name="P5" draw:layer="layout" svg:x1="8.4cm" svg:y1="3cm" svg:x2="11.6cm" svg:y2="3cm">
          <text:p/>
        </draw:line>
        <draw:line draw:style-name="gr10" draw:text-style-name="P5" draw:layer="layout" svg:x1="8.4cm" svg:y1="3.2cm" svg:x2="11.6cm" svg:y2="3.2cm">
          <text:p/>
        </draw:line>
        <draw:line draw:style-name="gr10" draw:text-style-name="P5" draw:layer="layout" svg:x1="8.4cm" svg:y1="3.4cm" svg:x2="11.6cm" svg:y2="3.4cm">
          <text:p/>
        </draw:line>
        <draw:line draw:style-name="gr10" draw:text-style-name="P5" draw:layer="layout" svg:x1="8.4cm" svg:y1="3.6cm" svg:x2="11.6cm" svg:y2="3.6cm">
          <text:p/>
        </draw:line>
        <draw:line draw:style-name="gr10" draw:text-style-name="P5" draw:layer="layout" svg:x1="8.4cm" svg:y1="3.8cm" svg:x2="11.6cm" svg:y2="3.8cm">
          <text:p/>
        </draw:line>
        <draw:line draw:style-name="gr10" draw:text-style-name="P5" draw:layer="layout" svg:x1="8.4cm" svg:y1="4cm" svg:x2="11.6cm" svg:y2="4cm">
          <text:p/>
        </draw:line>
        <draw:line draw:style-name="gr10" draw:text-style-name="P5" draw:layer="layout" svg:x1="8.4cm" svg:y1="4.2cm" svg:x2="11.6cm" svg:y2="4.2cm">
          <text:p/>
        </draw:line>
        <draw:line draw:style-name="gr10" draw:text-style-name="P5" draw:layer="layout" svg:x1="8.4cm" svg:y1="4.4cm" svg:x2="11.6cm" svg:y2="4.4cm">
          <text:p/>
        </draw:line>
        <draw:line draw:style-name="gr10" draw:text-style-name="P5" draw:layer="layout" svg:x1="8.4cm" svg:y1="4.6cm" svg:x2="11.6cm" svg:y2="4.6cm">
          <text:p/>
        </draw:line>
        <draw:line draw:style-name="gr10" draw:text-style-name="P5" draw:layer="layout" svg:x1="8.4cm" svg:y1="4.8cm" svg:x2="11.6cm" svg:y2="4.8cm">
          <text:p/>
        </draw:line>
        <draw:line draw:style-name="gr10" draw:text-style-name="P5" draw:layer="layout" svg:x1="8.4cm" svg:y1="5cm" svg:x2="11.6cm" svg:y2="5cm">
          <text:p/>
        </draw:line>
        <draw:line draw:style-name="gr10" draw:text-style-name="P5" draw:layer="layout" svg:x1="8.4cm" svg:y1="5.2cm" svg:x2="11.6cm" svg:y2="5.2cm">
          <text:p/>
        </draw:line>
        <draw:line draw:style-name="gr10" draw:text-style-name="P5" draw:layer="layout" svg:x1="8.4cm" svg:y1="5.4cm" svg:x2="11.6cm" svg:y2="5.4cm">
          <text:p/>
        </draw:line>
        <draw:line draw:style-name="gr10" draw:text-style-name="P5" draw:layer="layout" svg:x1="8.4cm" svg:y1="5.6cm" svg:x2="11.6cm" svg:y2="5.6cm">
          <text:p/>
        </draw:line>
        <draw:line draw:style-name="gr10" draw:text-style-name="P5" draw:layer="layout" svg:x1="8.4cm" svg:y1="5.8cm" svg:x2="11.6cm" svg:y2="5.8cm">
          <text:p/>
        </draw:line>
        <draw:line draw:style-name="gr10" draw:text-style-name="P5" draw:layer="layout" svg:x1="8.4cm" svg:y1="6cm" svg:x2="11.6cm" svg:y2="6cm">
          <text:p/>
        </draw:line>
        <draw:line draw:style-name="gr10" draw:text-style-name="P5" draw:layer="layout" svg:x1="8.4cm" svg:y1="6.2cm" svg:x2="11.6cm" svg:y2="6.2cm">
          <text:p/>
        </draw:line>
        <draw:line draw:style-name="gr10" draw:text-style-name="P5" draw:layer="layout" svg:x1="8.4cm" svg:y1="6.4cm" svg:x2="11.6cm" svg:y2="6.4cm">
          <text:p/>
        </draw:line>
        <draw:line draw:style-name="gr10" draw:text-style-name="P5" draw:layer="layout" svg:x1="8.4cm" svg:y1="6.6cm" svg:x2="11.6cm" svg:y2="6.6cm">
          <text:p/>
        </draw:line>
        <draw:line draw:style-name="gr10" draw:text-style-name="P5" draw:layer="layout" svg:x1="8.4cm" svg:y1="6.8cm" svg:x2="11.6cm" svg:y2="6.8cm">
          <text:p/>
        </draw:line>
        <draw:line draw:style-name="gr10" draw:text-style-name="P5" draw:layer="layout" svg:x1="8.4cm" svg:y1="7cm" svg:x2="11.6cm" svg:y2="7cm">
          <text:p/>
        </draw:line>
        <draw:line draw:style-name="gr10" draw:text-style-name="P5" draw:layer="layout" svg:x1="8.4cm" svg:y1="7.2cm" svg:x2="11.6cm" svg:y2="7.2cm">
          <text:p/>
        </draw:line>
        <draw:line draw:style-name="gr10" draw:text-style-name="P5" draw:layer="layout" svg:x1="8.4cm" svg:y1="7.4cm" svg:x2="11.6cm" svg:y2="7.4cm">
          <text:p/>
        </draw:line>
        <draw:line draw:style-name="gr10" draw:text-style-name="P5" draw:layer="layout" svg:x1="8.4cm" svg:y1="7.6cm" svg:x2="11.6cm" svg:y2="7.6cm">
          <text:p/>
        </draw:line>
        <draw:line draw:style-name="gr10" draw:text-style-name="P5" draw:layer="layout" svg:x1="8.4cm" svg:y1="7.8cm" svg:x2="11.6cm" svg:y2="7.8cm">
          <text:p/>
        </draw:line>
        <draw:line draw:style-name="gr10" draw:text-style-name="P5" draw:layer="layout" svg:x1="8.4cm" svg:y1="8cm" svg:x2="11.6cm" svg:y2="8cm">
          <text:p/>
        </draw:line>
        <draw:line draw:style-name="gr10" draw:text-style-name="P5" draw:layer="layout" svg:x1="8.4cm" svg:y1="8.2cm" svg:x2="11.6cm" svg:y2="8.2cm">
          <text:p/>
        </draw:lin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1" draw:layer="layout" svg:width="6.357cm" svg:height="2.384cm" svg:x="0.6cm" svg:y="0.6cm">
          <draw:text-box>
            <text:p>Use case #2:</text:p>
            <text:p>Unmapped reads</text:p>
            <text:p>map to E. coli mostly</text:p>
          </draw:text-box>
        </draw:frame>
        <draw:custom-shape draw:style-name="gr9" draw:text-style-name="P4" xml:id="id19" draw:id="id19" draw:layer="layout" svg:width="5.2cm" svg:height="7.2cm" svg:x="7.4cm" svg:y="1.8cm">
          <text:p text:style-name="P3"><text:span text:style-name="T1">BAM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" draw:id="id20" draw:layer="layout" svg:width="8cm" svg:height="1.4cm" svg:x="9.4cm" svg:y="10.4cm">
          <text:p text:style-name="P3"><text:span text:style-name="T1">Contamination </text:span><text:span text:style-name="T1">Finder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0cm" svg:y1="9cm" svg:x2="13.4cm" svg:y2="10.4cm" draw:start-shape="id19" draw:start-glue-point="2" draw:end-shape="id20" draw:end-glue-point="0" svg:d="M10000 9000l3400 1400" svg:viewBox="0 0 3401 1401">
          <text:p/>
        </draw:connector>
        <draw:custom-shape draw:style-name="gr5" draw:text-style-name="P4" xml:id="id21" draw:id="id21" draw:layer="layout" svg:width="5.2cm" svg:height="1.4cm" svg:x="15.8cm" svg:y="7.6cm">
          <text:p text:style-name="P3"><text:span text:style-name="T1">Species: human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8.4cm" svg:y1="9cm" svg:x2="13.4cm" svg:y2="10.4cm" draw:start-shape="id21" draw:start-glue-point="2" svg:d="M18400 9000l-5000 1400" svg:viewBox="0 0 5001 1401">
          <text:p/>
        </draw:connector>
        <draw:custom-shape draw:style-name="gr5" draw:text-style-name="P4" xml:id="id22" draw:id="id22" draw:layer="layout" svg:width="5.2cm" svg:height="1.4cm" svg:x="6cm" svg:y="12.6cm">
          <text:p text:style-name="P3"><text:span text:style-name="T1">Yes, E. coli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3.4cm" svg:y1="11.8cm" svg:x2="8.6cm" svg:y2="12.6cm" draw:start-shape="id20" draw:start-glue-point="2" draw:end-shape="id22" draw:end-glue-point="0" svg:d="M13400 11800l-4800 800" svg:viewBox="0 0 4801 801">
          <text:p/>
        </draw:connector>
        <draw:line draw:style-name="gr10" draw:text-style-name="P5" draw:layer="layout" svg:x1="8.4cm" svg:y1="2.8cm" svg:x2="11.6cm" svg:y2="2.8cm">
          <text:p/>
        </draw:line>
        <draw:line draw:style-name="gr10" draw:text-style-name="P5" draw:layer="layout" svg:x1="8.4cm" svg:y1="3cm" svg:x2="11.6cm" svg:y2="3cm">
          <text:p/>
        </draw:line>
        <draw:line draw:style-name="gr10" draw:text-style-name="P5" draw:layer="layout" svg:x1="8.4cm" svg:y1="3.2cm" svg:x2="11.6cm" svg:y2="3.2cm">
          <text:p/>
        </draw:line>
        <draw:line draw:style-name="gr10" draw:text-style-name="P5" draw:layer="layout" svg:x1="8.4cm" svg:y1="3.4cm" svg:x2="11.6cm" svg:y2="3.4cm">
          <text:p/>
        </draw:line>
        <draw:line draw:style-name="gr10" draw:text-style-name="P5" draw:layer="layout" svg:x1="8.4cm" svg:y1="3.6cm" svg:x2="11.6cm" svg:y2="3.6cm">
          <text:p/>
        </draw:line>
        <draw:line draw:style-name="gr10" draw:text-style-name="P5" draw:layer="layout" svg:x1="8.4cm" svg:y1="3.8cm" svg:x2="11.6cm" svg:y2="3.8cm">
          <text:p/>
        </draw:line>
        <draw:line draw:style-name="gr10" draw:text-style-name="P5" draw:layer="layout" svg:x1="8.4cm" svg:y1="4cm" svg:x2="11.6cm" svg:y2="4cm">
          <text:p/>
        </draw:line>
        <draw:line draw:style-name="gr10" draw:text-style-name="P5" draw:layer="layout" svg:x1="8.4cm" svg:y1="4.2cm" svg:x2="11.6cm" svg:y2="4.2cm">
          <text:p/>
        </draw:line>
        <draw:line draw:style-name="gr10" draw:text-style-name="P5" draw:layer="layout" svg:x1="8.4cm" svg:y1="4.4cm" svg:x2="11.6cm" svg:y2="4.4cm">
          <text:p/>
        </draw:line>
        <draw:line draw:style-name="gr10" draw:text-style-name="P5" draw:layer="layout" svg:x1="8.4cm" svg:y1="4.6cm" svg:x2="11.6cm" svg:y2="4.6cm">
          <text:p/>
        </draw:line>
        <draw:line draw:style-name="gr10" draw:text-style-name="P5" draw:layer="layout" svg:x1="8.4cm" svg:y1="4.8cm" svg:x2="11.6cm" svg:y2="4.8cm">
          <text:p/>
        </draw:line>
        <draw:line draw:style-name="gr10" draw:text-style-name="P5" draw:layer="layout" svg:x1="8.4cm" svg:y1="5cm" svg:x2="11.6cm" svg:y2="5cm">
          <text:p/>
        </draw:line>
        <draw:line draw:style-name="gr10" draw:text-style-name="P5" draw:layer="layout" svg:x1="8.4cm" svg:y1="5.2cm" svg:x2="11.6cm" svg:y2="5.2cm">
          <text:p/>
        </draw:line>
        <draw:line draw:style-name="gr10" draw:text-style-name="P5" draw:layer="layout" svg:x1="8.4cm" svg:y1="5.4cm" svg:x2="11.6cm" svg:y2="5.4cm">
          <text:p/>
        </draw:line>
        <draw:line draw:style-name="gr10" draw:text-style-name="P5" draw:layer="layout" svg:x1="8.4cm" svg:y1="5.6cm" svg:x2="11.6cm" svg:y2="5.6cm">
          <text:p/>
        </draw:line>
        <draw:line draw:style-name="gr10" draw:text-style-name="P5" draw:layer="layout" svg:x1="8.4cm" svg:y1="5.8cm" svg:x2="11.6cm" svg:y2="5.8cm">
          <text:p/>
        </draw:line>
        <draw:line draw:style-name="gr10" draw:text-style-name="P5" draw:layer="layout" svg:x1="8.4cm" svg:y1="6cm" svg:x2="11.6cm" svg:y2="6cm">
          <text:p/>
        </draw:line>
        <draw:line draw:style-name="gr10" draw:text-style-name="P5" draw:layer="layout" svg:x1="8.4cm" svg:y1="6.2cm" svg:x2="11.6cm" svg:y2="6.2cm">
          <text:p/>
        </draw:line>
        <draw:line draw:style-name="gr10" draw:text-style-name="P5" draw:layer="layout" svg:x1="8.4cm" svg:y1="6.4cm" svg:x2="11.6cm" svg:y2="6.4cm">
          <text:p/>
        </draw:line>
        <draw:line draw:style-name="gr11" draw:text-style-name="P5" draw:layer="layout" svg:x1="8.4cm" svg:y1="6.6cm" svg:x2="11.6cm" svg:y2="6.6cm">
          <text:p/>
        </draw:line>
        <draw:line draw:style-name="gr11" draw:text-style-name="P5" draw:layer="layout" svg:x1="8.4cm" svg:y1="6.8cm" svg:x2="11.6cm" svg:y2="6.8cm">
          <text:p/>
        </draw:line>
        <draw:line draw:style-name="gr11" draw:text-style-name="P5" draw:layer="layout" svg:x1="8.4cm" svg:y1="7cm" svg:x2="11.6cm" svg:y2="7cm">
          <text:p/>
        </draw:line>
        <draw:line draw:style-name="gr11" draw:text-style-name="P5" draw:layer="layout" svg:x1="8.4cm" svg:y1="7.2cm" svg:x2="11.6cm" svg:y2="7.2cm">
          <text:p/>
        </draw:line>
        <draw:line draw:style-name="gr11" draw:text-style-name="P5" draw:layer="layout" svg:x1="8.4cm" svg:y1="7.4cm" svg:x2="11.6cm" svg:y2="7.4cm">
          <text:p/>
        </draw:line>
        <draw:line draw:style-name="gr11" draw:text-style-name="P5" draw:layer="layout" svg:x1="8.4cm" svg:y1="7.6cm" svg:x2="11.6cm" svg:y2="7.6cm">
          <text:p/>
        </draw:line>
        <draw:line draw:style-name="gr11" draw:text-style-name="P5" draw:layer="layout" svg:x1="8.4cm" svg:y1="7.8cm" svg:x2="11.6cm" svg:y2="7.8cm">
          <text:p/>
        </draw:line>
        <draw:line draw:style-name="gr11" draw:text-style-name="P5" draw:layer="layout" svg:x1="8.4cm" svg:y1="8cm" svg:x2="11.6cm" svg:y2="8cm">
          <text:p/>
        </draw:line>
        <draw:line draw:style-name="gr11" draw:text-style-name="P5" draw:layer="layout" svg:x1="8.4cm" svg:y1="8.2cm" svg:x2="11.6cm" svg:y2="8.2cm">
          <text:p/>
        </draw:lin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1" draw:layer="layout" svg:width="6.767cm" svg:height="3.095cm" svg:x="0.6cm" svg:y="0.6cm">
          <draw:text-box>
            <text:p>Use case #3:</text:p>
            <text:p>Unmapped reads map</text:p>
            <text:p>the same species</text:p>
            <text:p>the ref is</text:p>
          </draw:text-box>
        </draw:frame>
        <draw:custom-shape draw:style-name="gr9" draw:text-style-name="P4" xml:id="id23" draw:id="id23" draw:layer="layout" svg:width="5.2cm" svg:height="7.2cm" svg:x="7.4cm" svg:y="1.8cm">
          <text:p text:style-name="P3"><text:span text:style-name="T1">BAM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8cm" svg:height="1.4cm" svg:x="9.4cm" svg:y="10.4cm">
          <text:p text:style-name="P3"><text:span text:style-name="T1">Contamination Finder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0cm" svg:y1="9cm" svg:x2="13.4cm" svg:y2="10.4cm" draw:start-shape="id23" draw:start-glue-point="2" draw:end-shape="id24" draw:end-glue-point="0" svg:d="M10000 9000l3400 1400" svg:viewBox="0 0 3401 1401">
          <text:p/>
        </draw:connector>
        <draw:custom-shape draw:style-name="gr5" draw:text-style-name="P4" xml:id="id25" draw:id="id25" draw:layer="layout" svg:width="5.2cm" svg:height="1.4cm" svg:x="15.8cm" svg:y="7.6cm">
          <text:p text:style-name="P3"><text:span text:style-name="T1">Species: E. coli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8.4cm" svg:y1="9cm" svg:x2="13.4cm" svg:y2="10.4cm" draw:start-shape="id25" draw:start-glue-point="2" svg:d="M18400 9000l-5000 1400" svg:viewBox="0 0 5001 1401">
          <text:p/>
        </draw:connector>
        <draw:custom-shape draw:style-name="gr12" draw:text-style-name="P4" xml:id="id26" draw:id="id26" draw:layer="layout" svg:width="9.8cm" svg:height="1.4cm" draw:transform="skewX (-0.00645771823237902) rotate (-0.00610865238198091) translate (12.9cm 12.6cm)">
          <text:p text:style-name="P3"><text:span text:style-name="T1">No, but your ref is incomplete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3.401cm" svg:y1="11.837cm" svg:x2="17.8cm" svg:y2="12.603cm" draw:end-shape="id26" draw:end-glue-point="0" svg:d="M13401 11837l4399 766" svg:viewBox="0 0 4400 767">
          <text:p/>
        </draw:connector>
        <draw:line draw:style-name="gr10" draw:text-style-name="P5" draw:layer="layout" svg:x1="8.4cm" svg:y1="2.8cm" svg:x2="11.6cm" svg:y2="2.8cm">
          <text:p/>
        </draw:line>
        <draw:line draw:style-name="gr10" draw:text-style-name="P5" draw:layer="layout" svg:x1="8.4cm" svg:y1="3cm" svg:x2="11.6cm" svg:y2="3cm">
          <text:p/>
        </draw:line>
        <draw:line draw:style-name="gr10" draw:text-style-name="P5" draw:layer="layout" svg:x1="8.4cm" svg:y1="3.2cm" svg:x2="11.6cm" svg:y2="3.2cm">
          <text:p/>
        </draw:line>
        <draw:line draw:style-name="gr10" draw:text-style-name="P5" draw:layer="layout" svg:x1="8.4cm" svg:y1="3.4cm" svg:x2="11.6cm" svg:y2="3.4cm">
          <text:p/>
        </draw:line>
        <draw:line draw:style-name="gr10" draw:text-style-name="P5" draw:layer="layout" svg:x1="8.4cm" svg:y1="3.6cm" svg:x2="11.6cm" svg:y2="3.6cm">
          <text:p/>
        </draw:line>
        <draw:line draw:style-name="gr10" draw:text-style-name="P5" draw:layer="layout" svg:x1="8.4cm" svg:y1="3.8cm" svg:x2="11.6cm" svg:y2="3.8cm">
          <text:p/>
        </draw:line>
        <draw:line draw:style-name="gr10" draw:text-style-name="P5" draw:layer="layout" svg:x1="8.4cm" svg:y1="4cm" svg:x2="11.6cm" svg:y2="4cm">
          <text:p/>
        </draw:line>
        <draw:line draw:style-name="gr10" draw:text-style-name="P5" draw:layer="layout" svg:x1="8.4cm" svg:y1="4.2cm" svg:x2="11.6cm" svg:y2="4.2cm">
          <text:p/>
        </draw:line>
        <draw:line draw:style-name="gr10" draw:text-style-name="P5" draw:layer="layout" svg:x1="8.4cm" svg:y1="4.4cm" svg:x2="11.6cm" svg:y2="4.4cm">
          <text:p/>
        </draw:line>
        <draw:line draw:style-name="gr10" draw:text-style-name="P5" draw:layer="layout" svg:x1="8.4cm" svg:y1="4.6cm" svg:x2="11.6cm" svg:y2="4.6cm">
          <text:p/>
        </draw:line>
        <draw:line draw:style-name="gr10" draw:text-style-name="P5" draw:layer="layout" svg:x1="8.4cm" svg:y1="4.8cm" svg:x2="11.6cm" svg:y2="4.8cm">
          <text:p/>
        </draw:line>
        <draw:line draw:style-name="gr10" draw:text-style-name="P5" draw:layer="layout" svg:x1="8.4cm" svg:y1="5cm" svg:x2="11.6cm" svg:y2="5cm">
          <text:p/>
        </draw:line>
        <draw:line draw:style-name="gr10" draw:text-style-name="P5" draw:layer="layout" svg:x1="8.4cm" svg:y1="5.2cm" svg:x2="11.6cm" svg:y2="5.2cm">
          <text:p/>
        </draw:line>
        <draw:line draw:style-name="gr10" draw:text-style-name="P5" draw:layer="layout" svg:x1="8.4cm" svg:y1="5.4cm" svg:x2="11.6cm" svg:y2="5.4cm">
          <text:p/>
        </draw:line>
        <draw:line draw:style-name="gr10" draw:text-style-name="P5" draw:layer="layout" svg:x1="8.4cm" svg:y1="5.6cm" svg:x2="11.6cm" svg:y2="5.6cm">
          <text:p/>
        </draw:line>
        <draw:line draw:style-name="gr10" draw:text-style-name="P5" draw:layer="layout" svg:x1="8.4cm" svg:y1="5.8cm" svg:x2="11.6cm" svg:y2="5.8cm">
          <text:p/>
        </draw:line>
        <draw:line draw:style-name="gr10" draw:text-style-name="P5" draw:layer="layout" svg:x1="8.4cm" svg:y1="6cm" svg:x2="11.6cm" svg:y2="6cm">
          <text:p/>
        </draw:line>
        <draw:line draw:style-name="gr10" draw:text-style-name="P5" draw:layer="layout" svg:x1="8.4cm" svg:y1="6.2cm" svg:x2="11.6cm" svg:y2="6.2cm">
          <text:p/>
        </draw:line>
        <draw:line draw:style-name="gr11" draw:text-style-name="P5" draw:layer="layout" svg:x1="8.4cm" svg:y1="6.4cm" svg:x2="11.6cm" svg:y2="6.4cm">
          <text:p/>
        </draw:line>
        <draw:line draw:style-name="gr11" draw:text-style-name="P5" draw:layer="layout" svg:x1="8.4cm" svg:y1="6.6cm" svg:x2="11.6cm" svg:y2="6.6cm">
          <text:p/>
        </draw:line>
        <draw:line draw:style-name="gr11" draw:text-style-name="P5" draw:layer="layout" svg:x1="8.4cm" svg:y1="6.8cm" svg:x2="11.6cm" svg:y2="6.8cm">
          <text:p/>
        </draw:line>
        <draw:line draw:style-name="gr11" draw:text-style-name="P5" draw:layer="layout" svg:x1="8.4cm" svg:y1="7cm" svg:x2="11.6cm" svg:y2="7cm">
          <text:p/>
        </draw:line>
        <draw:line draw:style-name="gr11" draw:text-style-name="P5" draw:layer="layout" svg:x1="8.4cm" svg:y1="7.2cm" svg:x2="11.6cm" svg:y2="7.2cm">
          <text:p/>
        </draw:line>
        <draw:line draw:style-name="gr11" draw:text-style-name="P5" draw:layer="layout" svg:x1="8.4cm" svg:y1="7.4cm" svg:x2="11.6cm" svg:y2="7.4cm">
          <text:p/>
        </draw:line>
        <draw:line draw:style-name="gr11" draw:text-style-name="P5" draw:layer="layout" svg:x1="8.4cm" svg:y1="7.6cm" svg:x2="11.6cm" svg:y2="7.6cm">
          <text:p/>
        </draw:line>
        <draw:line draw:style-name="gr11" draw:text-style-name="P5" draw:layer="layout" svg:x1="8.4cm" svg:y1="7.8cm" svg:x2="11.6cm" svg:y2="7.8cm">
          <text:p/>
        </draw:line>
        <draw:line draw:style-name="gr11" draw:text-style-name="P5" draw:layer="layout" svg:x1="8.4cm" svg:y1="8cm" svg:x2="11.6cm" svg:y2="8cm">
          <text:p/>
        </draw:line>
        <draw:line draw:style-name="gr11" draw:text-style-name="P5" draw:layer="layout" svg:x1="8.4cm" svg:y1="8.2cm" svg:x2="11.6cm" svg:y2="8.2cm">
          <text:p/>
        </draw:lin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3" draw:text-style-name="P7" draw:layer="layout" svg:width="8.643cm" svg:height="3.012cm" svg:x="6.8cm" svg:y="6.238cm">
          <draw:text-box>
            <text:p text:style-name="P6"><text:span text:style-name="T2">IMPLEME</text:span><text:span text:style-name="T2">NTATION</text:span></text:p>
            <text:p text:style-name="P6"><text:span text:style-name="T2"/></text:p>
            <text:p text:style-name="P6"><text:span text:style-name="T3">BAM module </text:span><text:span text:style-name="T3">only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" draw:text-style-name="P7" draw:layer="layout" svg:width="14.235cm" svg:height="1.276cm" svg:x="6.963cm" svg:y="0.124cm">
          <draw:text-box>
            <text:p text:style-name="P6"><text:span text:style-name="T2">Wrapper/</text:span><text:span text:style-name="T2">Facade </text:span><text:span text:style-name="T2">design </text:span><text:span text:style-name="T2">pattern</text:span></text:p>
          </draw:text-box>
        </draw:frame>
        <draw:frame draw:style-name="gr4" draw:text-style-name="P1" draw:layer="layout" svg:width="26.8cm" svg:height="9.904cm" svg:x="0.4cm" svg:y="1.8cm">
          <draw:text-box>
            <text:p>1. Provide a context-specific interface to more generic functionality:</text:p>
            <text:p><text:span text:style-name="T1">pysam.Aligned</text:span><text:span text:style-name="T1">Segment</text:span> interface (generic functionality) is huge: <text:a xlink:href="https://pysam.readthedocs.io/en/latest/api.html#pysam.AlignedSegment" xlink:type="simple">https://pysam.readthedocs.io/en/latest/api.html#pysam.AlignedSegment</text:a></text:p>
            <text:p/>
            <text:p>Our context-specific interface:</text:p>
            <text:p/>
            <text:p text:style-name="P8"><text:span text:style-name="T4">class BamRecord:</text:span><text:span text:style-name="T4"><text:line-break/></text:span><text:span text:style-name="T4"> <text:s text:c="3"/>def </text:span><text:span text:style-name="T4">__init__(self, </text:span><text:span text:style-name="T4">record: </text:span><text:span text:style-name="T4">AlignedSegment)</text:span><text:span text:style-name="T4"><text:line-break/></text:span><text:span text:style-name="T4"><text:line-break/></text:span><text:span text:style-name="T4"> <text:s text:c="3"/>def </text:span><text:span text:style-name="T4">is_unmapped(self) </text:span><text:span text:style-name="T4">-&gt; bool</text:span><text:span text:style-name="T4"><text:line-break/></text:span><text:span text:style-name="T4"><text:line-break/></text:span><text:span text:style-name="T4"> <text:s text:c="3"/>def </text:span><text:span text:style-name="T4">get_sequence(self</text:span><text:span text:style-name="T4">) -&gt; str</text:span><text:span text:style-name="T4"><text:line-break/></text:span><text:span text:style-name="T4"><text:line-break/></text:span><text:span text:style-name="T4"> <text:s text:c="3"/>def </text:span><text:span text:style-name="T4">__eq__(self, </text:span><text:span text:style-name="T4">other: </text:span><text:span text:style-name="T4">"BamRecord")</text:span></text:p>
            <text:p/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" draw:text-style-name="P7" draw:layer="layout" svg:width="14.235cm" svg:height="1.276cm" svg:x="6.963cm" svg:y="0.124cm">
          <draw:text-box>
            <text:p text:style-name="P6"><text:span text:style-name="T2">Wrapper/</text:span><text:span text:style-name="T2">Facade </text:span><text:span text:style-name="T2">design </text:span><text:span text:style-name="T2">pattern</text:span></text:p>
          </draw:text-box>
        </draw:frame>
        <draw:frame draw:style-name="gr4" draw:text-style-name="P1" draw:layer="layout" svg:width="26.8cm" svg:height="1.673cm" svg:x="0.4cm" svg:y="1.8cm">
          <draw:text-box>
            <text:p>2. Our code is now less tightly-coupled to an external dependency, making it more maintainable:</text:p>
          </draw:text-box>
        </draw:frame>
        <draw:custom-shape draw:style-name="gr13" draw:text-style-name="P10" draw:layer="layout" svg:width="3cm" svg:height="3.6cm" svg:x="3.8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3.6cm" svg:x="7.8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3.6cm" svg:x="11.8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3.6cm" svg:x="20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.912cm" svg:height="2.143cm" svg:x="16.488cm" svg:y="4.057cm">
          <draw:text-box>
            <text:p><text:span text:style-name="T6">...</text:span></text:p>
          </draw:text-box>
        </draw:frame>
        <draw:custom-shape draw:style-name="gr13" draw:text-style-name="P11" draw:layer="layout" svg:width="3cm" svg:height="3.6cm" svg:x="10.8cm" svg:y="9cm">
          <text:p text:style-name="P9"><text:span text:style-name="T5">pysam library</text:span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5.8cm" svg:y1="5cm" svg:x2="11.4cm" svg:y2="11.2cm">
          <text:p/>
        </draw:line>
        <draw:line draw:style-name="gr14" draw:text-style-name="P5" draw:layer="layout" svg:x1="5.8cm" svg:y1="5.8cm" svg:x2="11.391cm" svg:y2="11.191cm">
          <text:p/>
        </draw:line>
        <draw:line draw:style-name="gr14" draw:text-style-name="P5" draw:layer="layout" svg:x1="5.8cm" svg:y1="6.6cm" svg:x2="11.383cm" svg:y2="11.183cm">
          <text:p/>
        </draw:line>
        <draw:line draw:style-name="gr14" draw:text-style-name="P5" draw:layer="layout" svg:x1="9.8cm" svg:y1="5cm" svg:x2="11.375cm" svg:y2="11.175cm">
          <text:p/>
        </draw:line>
        <draw:line draw:style-name="gr14" draw:text-style-name="P5" draw:layer="layout" svg:x1="9.812cm" svg:y1="5.8cm" svg:x2="11.387cm" svg:y2="11.167cm">
          <text:p/>
        </draw:line>
        <draw:line draw:style-name="gr14" draw:text-style-name="P5" draw:layer="layout" svg:x1="9.814cm" svg:y1="6.6cm" svg:x2="11.389cm" svg:y2="11.159cm">
          <text:p/>
        </draw:line>
        <draw:line draw:style-name="gr14" draw:text-style-name="P5" draw:layer="layout" svg:x1="13.8cm" svg:y1="5.2cm" svg:x2="11.381cm" svg:y2="11.151cm">
          <text:p/>
        </draw:line>
        <draw:line draw:style-name="gr14" draw:text-style-name="P5" draw:layer="layout" svg:x1="14cm" svg:y1="5.8cm" svg:x2="11.391cm" svg:y2="11.143cm">
          <text:p/>
        </draw:line>
        <draw:line draw:style-name="gr14" draw:text-style-name="P5" draw:layer="layout" svg:x1="14cm" svg:y1="6.8cm" svg:x2="11.401cm" svg:y2="11.135cm">
          <text:p/>
        </draw:line>
        <draw:line draw:style-name="gr14" draw:text-style-name="P5" draw:layer="layout" svg:x1="22cm" svg:y1="5cm" svg:x2="11.411cm" svg:y2="11.127cm">
          <text:p/>
        </draw:line>
        <draw:line draw:style-name="gr14" draw:text-style-name="P5" draw:layer="layout" svg:x1="22.01cm" svg:y1="5.8cm" svg:x2="11.421cm" svg:y2="11.119cm">
          <text:p/>
        </draw:line>
        <draw:line draw:style-name="gr14" draw:text-style-name="P5" draw:layer="layout" svg:x1="22cm" svg:y1="6.6cm" svg:x2="11.431cm" svg:y2="11.111cm">
          <text:p/>
        </draw:lin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" draw:text-style-name="P7" draw:layer="layout" svg:width="14.235cm" svg:height="1.276cm" svg:x="6.963cm" svg:y="0.124cm">
          <draw:text-box>
            <text:p text:style-name="P6"><text:span text:style-name="T2">Wrapper/</text:span><text:span text:style-name="T2">Facade </text:span><text:span text:style-name="T2">design </text:span><text:span text:style-name="T2">pattern</text:span></text:p>
          </draw:text-box>
        </draw:frame>
        <draw:frame draw:style-name="gr4" draw:text-style-name="P1" draw:layer="layout" svg:width="26.8cm" svg:height="12.338cm" svg:x="0.4cm" svg:y="1.8cm">
          <draw:text-box>
            <text:p>2. Our code is now less tightly-coupled to an external dependency, making it more maintainable: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Let’s change the SAM parsing library, because pysam has a bug or is too slow, etc...</text:p>
          </draw:text-box>
        </draw:frame>
        <draw:custom-shape draw:style-name="gr13" draw:text-style-name="P11" draw:layer="layout" svg:width="3cm" svg:height="3.6cm" svg:x="3.8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3.6cm" svg:x="7.8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3.6cm" svg:x="11.8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3.6cm" svg:x="20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.912cm" svg:height="2.143cm" svg:x="16.488cm" svg:y="4.057cm">
          <draw:text-box>
            <text:p><text:span text:style-name="T6">...</text:span></text:p>
          </draw:text-box>
        </draw:frame>
        <draw:custom-shape draw:style-name="gr13" draw:text-style-name="P11" draw:layer="layout" svg:width="3cm" svg:height="3.6cm" svg:x="10.8cm" svg:y="9cm">
          <text:p text:style-name="P9"><text:span text:style-name="T5">pysam library</text:span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5.8cm" svg:y1="5cm" svg:x2="11.4cm" svg:y2="11.2cm">
          <text:p/>
        </draw:line>
        <draw:line draw:style-name="gr14" draw:text-style-name="P5" draw:layer="layout" svg:x1="5.8cm" svg:y1="5.8cm" svg:x2="11.391cm" svg:y2="11.191cm">
          <text:p/>
        </draw:line>
        <draw:line draw:style-name="gr14" draw:text-style-name="P5" draw:layer="layout" svg:x1="5.8cm" svg:y1="6.6cm" svg:x2="11.383cm" svg:y2="11.183cm">
          <text:p/>
        </draw:line>
        <draw:line draw:style-name="gr14" draw:text-style-name="P5" draw:layer="layout" svg:x1="9.8cm" svg:y1="5cm" svg:x2="11.375cm" svg:y2="11.175cm">
          <text:p/>
        </draw:line>
        <draw:line draw:style-name="gr14" draw:text-style-name="P5" draw:layer="layout" svg:x1="9.812cm" svg:y1="5.8cm" svg:x2="11.387cm" svg:y2="11.167cm">
          <text:p/>
        </draw:line>
        <draw:line draw:style-name="gr14" draw:text-style-name="P5" draw:layer="layout" svg:x1="9.814cm" svg:y1="6.6cm" svg:x2="11.389cm" svg:y2="11.159cm">
          <text:p/>
        </draw:line>
        <draw:line draw:style-name="gr14" draw:text-style-name="P5" draw:layer="layout" svg:x1="13.8cm" svg:y1="5.2cm" svg:x2="11.381cm" svg:y2="11.151cm">
          <text:p/>
        </draw:line>
        <draw:line draw:style-name="gr14" draw:text-style-name="P5" draw:layer="layout" svg:x1="14cm" svg:y1="5.8cm" svg:x2="11.391cm" svg:y2="11.143cm">
          <text:p/>
        </draw:line>
        <draw:line draw:style-name="gr14" draw:text-style-name="P5" draw:layer="layout" svg:x1="14cm" svg:y1="6.8cm" svg:x2="11.401cm" svg:y2="11.135cm">
          <text:p/>
        </draw:line>
        <draw:line draw:style-name="gr14" draw:text-style-name="P5" draw:layer="layout" svg:x1="22cm" svg:y1="5cm" svg:x2="11.411cm" svg:y2="11.127cm">
          <text:p/>
        </draw:line>
        <draw:line draw:style-name="gr14" draw:text-style-name="P5" draw:layer="layout" svg:x1="22.01cm" svg:y1="5.8cm" svg:x2="11.421cm" svg:y2="11.119cm">
          <text:p/>
        </draw:line>
        <draw:line draw:style-name="gr14" draw:text-style-name="P5" draw:layer="layout" svg:x1="22cm" svg:y1="6.6cm" svg:x2="11.431cm" svg:y2="11.111cm">
          <text:p/>
        </draw:lin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" draw:text-style-name="P7" draw:layer="layout" svg:width="14.235cm" svg:height="1.276cm" svg:x="6.963cm" svg:y="0.124cm">
          <draw:text-box>
            <text:p text:style-name="P6"><text:span text:style-name="T2">Wrapper/</text:span><text:span text:style-name="T2">Facade </text:span><text:span text:style-name="T2">design </text:span><text:span text:style-name="T2">pattern</text:span></text:p>
          </draw:text-box>
        </draw:frame>
        <draw:frame draw:style-name="gr4" draw:text-style-name="P1" draw:layer="layout" svg:width="26.8cm" svg:height="12.338cm" svg:x="0.4cm" svg:y="1.8cm">
          <draw:text-box>
            <text:p>2. Our code is now less tightly-coupled to an external dependency, making it more maintainable: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Let’s change the SAM parsing library, because pysam has a bug or is too slow, etc...</text:p>
          </draw:text-box>
        </draw:frame>
        <draw:custom-shape draw:style-name="gr13" draw:text-style-name="P11" draw:layer="layout" svg:width="3cm" svg:height="3.6cm" svg:x="3.8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3.6cm" svg:x="7.8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3.6cm" svg:x="11.8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3.6cm" svg:x="20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.912cm" svg:height="2.143cm" svg:x="16.488cm" svg:y="4.057cm">
          <draw:text-box>
            <text:p><text:span text:style-name="T6">...</text:span></text:p>
          </draw:text-box>
        </draw:frame>
        <draw:line draw:style-name="gr14" draw:text-style-name="P5" draw:layer="layout" svg:x1="5.8cm" svg:y1="5cm" svg:x2="11.4cm" svg:y2="11.2cm">
          <text:p/>
        </draw:line>
        <draw:line draw:style-name="gr14" draw:text-style-name="P5" draw:layer="layout" svg:x1="5.8cm" svg:y1="5.8cm" svg:x2="11.391cm" svg:y2="11.191cm">
          <text:p/>
        </draw:line>
        <draw:line draw:style-name="gr14" draw:text-style-name="P5" draw:layer="layout" svg:x1="5.8cm" svg:y1="6.6cm" svg:x2="11.383cm" svg:y2="11.183cm">
          <text:p/>
        </draw:line>
        <draw:line draw:style-name="gr14" draw:text-style-name="P5" draw:layer="layout" svg:x1="9.8cm" svg:y1="5cm" svg:x2="11.375cm" svg:y2="11.175cm">
          <text:p/>
        </draw:line>
        <draw:line draw:style-name="gr14" draw:text-style-name="P5" draw:layer="layout" svg:x1="9.812cm" svg:y1="5.8cm" svg:x2="11.387cm" svg:y2="11.167cm">
          <text:p/>
        </draw:line>
        <draw:line draw:style-name="gr14" draw:text-style-name="P5" draw:layer="layout" svg:x1="9.814cm" svg:y1="6.6cm" svg:x2="11.389cm" svg:y2="11.159cm">
          <text:p/>
        </draw:line>
        <draw:line draw:style-name="gr14" draw:text-style-name="P5" draw:layer="layout" svg:x1="13.8cm" svg:y1="5.2cm" svg:x2="11.381cm" svg:y2="11.151cm">
          <text:p/>
        </draw:line>
        <draw:line draw:style-name="gr14" draw:text-style-name="P5" draw:layer="layout" svg:x1="14cm" svg:y1="5.8cm" svg:x2="11.391cm" svg:y2="11.143cm">
          <text:p/>
        </draw:line>
        <draw:line draw:style-name="gr14" draw:text-style-name="P5" draw:layer="layout" svg:x1="14cm" svg:y1="6.8cm" svg:x2="11.401cm" svg:y2="11.135cm">
          <text:p/>
        </draw:line>
        <draw:line draw:style-name="gr14" draw:text-style-name="P5" draw:layer="layout" svg:x1="22cm" svg:y1="5cm" svg:x2="11.411cm" svg:y2="11.127cm">
          <text:p/>
        </draw:line>
        <draw:line draw:style-name="gr14" draw:text-style-name="P5" draw:layer="layout" svg:x1="22.01cm" svg:y1="5.8cm" svg:x2="11.421cm" svg:y2="11.119cm">
          <text:p/>
        </draw:line>
        <draw:line draw:style-name="gr14" draw:text-style-name="P5" draw:layer="layout" svg:x1="22cm" svg:y1="6.6cm" svg:x2="11.431cm" svg:y2="11.111cm">
          <text:p/>
        </draw:line>
        <draw:custom-shape draw:style-name="gr15" draw:text-style-name="P11" draw:layer="layout" svg:width="3.4cm" svg:height="3.6cm" svg:x="16.8cm" svg:y="8.8cm">
          <text:p text:style-name="P9"><text:span text:style-name="T5">Other sam library</text:span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4cm" svg:height="3.6cm" svg:x="16.8cm" svg:y="8.8cm">
          <text:p text:style-name="P9"><text:span text:style-name="T5">Other sam library</text:span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3.4cm" svg:height="0.6cm" svg:x="9.6cm" svg:y="11.111cm">
          <text:p text:style-name="P9"><text:span text:style-name="T5">All issues to sol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" draw:text-style-name="P7" draw:layer="layout" svg:width="14.235cm" svg:height="1.276cm" svg:x="6.963cm" svg:y="0.124cm">
          <draw:text-box>
            <text:p text:style-name="P6"><text:span text:style-name="T2">Wrapper/</text:span><text:span text:style-name="T2">Facade </text:span><text:span text:style-name="T2">design </text:span><text:span text:style-name="T2">pattern</text:span></text:p>
          </draw:text-box>
        </draw:frame>
        <draw:frame draw:style-name="gr4" draw:text-style-name="P1" draw:layer="layout" svg:width="26.8cm" svg:height="1.673cm" svg:x="0.4cm" svg:y="1.8cm">
          <draw:text-box>
            <text:p>2. Our code is now less tightly-coupled to an external dependency, making it more maintainable:</text:p>
          </draw:text-box>
        </draw:frame>
        <draw:custom-shape draw:style-name="gr13" draw:text-style-name="P11" draw:layer="layout" svg:width="3cm" svg:height="3.6cm" svg:x="3.8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3.6cm" svg:x="7.8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3.6cm" svg:x="11.8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3.6cm" svg:x="20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.912cm" svg:height="2.143cm" svg:x="16.488cm" svg:y="4.057cm">
          <draw:text-box>
            <text:p><text:span text:style-name="T6">...</text:span></text:p>
          </draw:text-box>
        </draw:frame>
        <draw:custom-shape draw:style-name="gr13" draw:text-style-name="P11" draw:layer="layout" svg:width="3cm" svg:height="3.6cm" svg:x="18.4cm" svg:y="8.2cm">
          <text:p text:style-name="P9"><text:span text:style-name="T5">pysam library</text:span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5" draw:layer="layout" svg:x1="5.8cm" svg:y1="5cm" svg:x2="11.4cm" svg:y2="11.2cm">
          <text:p/>
        </draw:line>
        <draw:line draw:style-name="gr14" draw:text-style-name="P5" draw:layer="layout" svg:x1="5.8cm" svg:y1="5.8cm" svg:x2="11.391cm" svg:y2="11.191cm">
          <text:p/>
        </draw:line>
        <draw:line draw:style-name="gr14" draw:text-style-name="P5" draw:layer="layout" svg:x1="5.8cm" svg:y1="6.6cm" svg:x2="11.383cm" svg:y2="11.183cm">
          <text:p/>
        </draw:line>
        <draw:line draw:style-name="gr14" draw:text-style-name="P5" draw:layer="layout" svg:x1="9.8cm" svg:y1="5cm" svg:x2="11.375cm" svg:y2="11.175cm">
          <text:p/>
        </draw:line>
        <draw:line draw:style-name="gr14" draw:text-style-name="P5" draw:layer="layout" svg:x1="9.812cm" svg:y1="5.8cm" svg:x2="11.387cm" svg:y2="11.167cm">
          <text:p/>
        </draw:line>
        <draw:line draw:style-name="gr14" draw:text-style-name="P5" draw:layer="layout" svg:x1="9.814cm" svg:y1="6.6cm" svg:x2="11.389cm" svg:y2="11.159cm">
          <text:p/>
        </draw:line>
        <draw:line draw:style-name="gr14" draw:text-style-name="P5" draw:layer="layout" svg:x1="13.8cm" svg:y1="5.2cm" svg:x2="11.381cm" svg:y2="11.151cm">
          <text:p/>
        </draw:line>
        <draw:line draw:style-name="gr14" draw:text-style-name="P5" draw:layer="layout" svg:x1="14cm" svg:y1="5.8cm" svg:x2="11.391cm" svg:y2="11.143cm">
          <text:p/>
        </draw:line>
        <draw:line draw:style-name="gr14" draw:text-style-name="P5" draw:layer="layout" svg:x1="14cm" svg:y1="6.8cm" svg:x2="11.401cm" svg:y2="11.135cm">
          <text:p/>
        </draw:line>
        <draw:line draw:style-name="gr14" draw:text-style-name="P5" draw:layer="layout" svg:x1="22cm" svg:y1="5cm" svg:x2="11.411cm" svg:y2="11.127cm">
          <text:p/>
        </draw:line>
        <draw:line draw:style-name="gr14" draw:text-style-name="P5" draw:layer="layout" svg:x1="22.01cm" svg:y1="5.8cm" svg:x2="11.421cm" svg:y2="11.119cm">
          <text:p/>
        </draw:line>
        <draw:line draw:style-name="gr14" draw:text-style-name="P5" draw:layer="layout" svg:x1="22cm" svg:y1="6.6cm" svg:x2="11.431cm" svg:y2="11.111cm">
          <text:p/>
        </draw:line>
        <draw:custom-shape draw:style-name="gr13" draw:text-style-name="P11" draw:layer="layout" svg:width="3cm" svg:height="3.6cm" svg:x="10.2cm" svg:y="9cm">
          <text:p text:style-name="P9"><text:span text:style-name="T5">BamRecord</text:span></text:p>
          <text:p text:style-name="P9"><text:span text:style-name="T5">Wrapper</text:span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5" draw:layer="layout" svg:x1="12.6cm" svg:y1="11.2cm" svg:x2="19cm" svg:y2="10cm">
          <text:p/>
        </draw:line>
        <draw:line draw:style-name="gr14" draw:text-style-name="P5" draw:layer="layout" svg:x1="12.591cm" svg:y1="11.171cm" svg:x2="18.8cm" svg:y2="10.8cm">
          <text:p/>
        </draw:line>
        <draw:line draw:style-name="gr14" draw:text-style-name="P5" draw:layer="layout" svg:x1="12.583cm" svg:y1="11.108cm" svg:x2="18.8cm" svg:y2="11.4cm">
          <text:p/>
        </draw:lin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3" draw:text-style-name="P7" draw:layer="layout" svg:width="14.235cm" svg:height="1.276cm" svg:x="6.963cm" svg:y="0.124cm">
          <draw:text-box>
            <text:p text:style-name="P6"><text:span text:style-name="T2">Wrapper/</text:span><text:span text:style-name="T2">Facade </text:span><text:span text:style-name="T2">design </text:span><text:span text:style-name="T2">pattern</text:span></text:p>
          </draw:text-box>
        </draw:frame>
        <draw:frame draw:style-name="gr4" draw:text-style-name="P1" draw:layer="layout" svg:width="26.8cm" svg:height="1.673cm" svg:x="0.4cm" svg:y="1.8cm">
          <draw:text-box>
            <text:p>2. Our code is now less tightly-coupled to an external dependency, making it more maintainable:</text:p>
          </draw:text-box>
        </draw:frame>
        <draw:custom-shape draw:style-name="gr13" draw:text-style-name="P11" draw:layer="layout" svg:width="3cm" svg:height="3.6cm" svg:x="3.8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3.6cm" svg:x="7.8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3.6cm" svg:x="11.8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3.6cm" svg:x="20cm" svg:y="3.8cm">
          <text:p text:style-name="P9"><text:span text:style-name="T5">source.py</text:span></text:p>
          <text:p text:style-name="P9"><text:span text:style-name="T5">…</text:span></text:p>
          <text:p text:style-name="P9"><text:span text:style-name="T5">pysam.xyz</text:span></text:p>
          <text:p text:style-name="P9"><text:span text:style-name="T5">…</text:span></text:p>
          <text:p text:style-name="P9"><text:span text:style-name="T5">pysam.abc</text:span></text:p>
          <text:p text:style-name="P9"><text:span text:style-name="T5">…</text:span></text:p>
          <text:p text:style-name="P9"><text:span text:style-name="T5">pysam.def</text:span></text:p>
          <text:p text:style-name="P9"><text:span text:style-name="T5">…</text:span><text:span text:style-name="T5">.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.912cm" svg:height="2.143cm" svg:x="16.488cm" svg:y="4.057cm">
          <draw:text-box>
            <text:p><text:span text:style-name="T6">...</text:span></text:p>
          </draw:text-box>
        </draw:frame>
        <draw:line draw:style-name="gr14" draw:text-style-name="P5" draw:layer="layout" svg:x1="5.8cm" svg:y1="5cm" svg:x2="11.4cm" svg:y2="11.2cm">
          <text:p/>
        </draw:line>
        <draw:line draw:style-name="gr14" draw:text-style-name="P5" draw:layer="layout" svg:x1="5.8cm" svg:y1="5.8cm" svg:x2="11.391cm" svg:y2="11.191cm">
          <text:p/>
        </draw:line>
        <draw:line draw:style-name="gr14" draw:text-style-name="P5" draw:layer="layout" svg:x1="5.8cm" svg:y1="6.6cm" svg:x2="11.383cm" svg:y2="11.183cm">
          <text:p/>
        </draw:line>
        <draw:line draw:style-name="gr14" draw:text-style-name="P5" draw:layer="layout" svg:x1="9.8cm" svg:y1="5cm" svg:x2="11.375cm" svg:y2="11.175cm">
          <text:p/>
        </draw:line>
        <draw:line draw:style-name="gr14" draw:text-style-name="P5" draw:layer="layout" svg:x1="9.812cm" svg:y1="5.8cm" svg:x2="11.387cm" svg:y2="11.167cm">
          <text:p/>
        </draw:line>
        <draw:line draw:style-name="gr14" draw:text-style-name="P5" draw:layer="layout" svg:x1="9.814cm" svg:y1="6.6cm" svg:x2="11.389cm" svg:y2="11.159cm">
          <text:p/>
        </draw:line>
        <draw:line draw:style-name="gr14" draw:text-style-name="P5" draw:layer="layout" svg:x1="13.8cm" svg:y1="5.2cm" svg:x2="11.381cm" svg:y2="11.151cm">
          <text:p/>
        </draw:line>
        <draw:line draw:style-name="gr14" draw:text-style-name="P5" draw:layer="layout" svg:x1="14cm" svg:y1="5.8cm" svg:x2="11.391cm" svg:y2="11.143cm">
          <text:p/>
        </draw:line>
        <draw:line draw:style-name="gr14" draw:text-style-name="P5" draw:layer="layout" svg:x1="14cm" svg:y1="6.8cm" svg:x2="11.401cm" svg:y2="11.135cm">
          <text:p/>
        </draw:line>
        <draw:line draw:style-name="gr14" draw:text-style-name="P5" draw:layer="layout" svg:x1="22cm" svg:y1="5cm" svg:x2="11.411cm" svg:y2="11.127cm">
          <text:p/>
        </draw:line>
        <draw:line draw:style-name="gr14" draw:text-style-name="P5" draw:layer="layout" svg:x1="22.01cm" svg:y1="5.8cm" svg:x2="11.421cm" svg:y2="11.119cm">
          <text:p/>
        </draw:line>
        <draw:line draw:style-name="gr14" draw:text-style-name="P5" draw:layer="layout" svg:x1="22cm" svg:y1="6.6cm" svg:x2="11.431cm" svg:y2="11.111cm">
          <text:p/>
        </draw:line>
        <draw:custom-shape draw:style-name="gr13" draw:text-style-name="P11" draw:layer="layout" svg:width="3cm" svg:height="3.6cm" svg:x="10.2cm" svg:y="9cm">
          <text:p text:style-name="P9"><text:span text:style-name="T5">BamRecord</text:span></text:p>
          <text:p text:style-name="P9"><text:span text:style-name="T5">Wrapper</text:span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5" draw:layer="layout" svg:x1="12.6cm" svg:y1="11.2cm" svg:x2="19.2cm" svg:y2="13cm">
          <text:p/>
        </draw:line>
        <draw:line draw:style-name="gr14" draw:text-style-name="P5" draw:layer="layout" svg:x1="12.591cm" svg:y1="11.171cm" svg:x2="19cm" svg:y2="13.4cm">
          <text:p/>
        </draw:line>
        <draw:line draw:style-name="gr14" draw:text-style-name="P5" draw:layer="layout" svg:x1="12.583cm" svg:y1="11.108cm" svg:x2="19cm" svg:y2="14cm">
          <text:p/>
        </draw:line>
        <draw:custom-shape draw:style-name="gr13" draw:text-style-name="P11" draw:layer="layout" svg:width="3cm" svg:height="3.6cm" svg:x="18.4cm" svg:y="12cm">
          <text:p text:style-name="P9"><text:span text:style-name="T5">Other sam library</text:span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3" draw:layer="layout" svg:width="16.254cm" svg:height="1.673cm" svg:x="1.8cm" svg:y="13.6cm">
          <draw:text-box>
            <text:p><text:span text:style-name="T7">The only part </text:span><text:span text:style-name="T7">in the whole </text:span><text:span text:style-name="T7">codebase that </text:span><text:span text:style-name="T7">changes is</text:span></text:p>
            <text:p><text:span text:style-name="T7">the wrapper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3" draw:text-style-name="P7" draw:layer="layout" svg:width="11.746cm" svg:height="1.276cm" svg:x="6.8cm" svg:y="6.238cm">
          <draw:text-box>
            <text:p text:style-name="P6"><text:span text:style-name="T2">TESTING </text:span><text:span text:style-name="T2">OF BAM </text:span><text:span text:style-name="T2">CLASS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3" draw:text-style-name="P7" draw:layer="layout" svg:width="10.971cm" svg:height="1.276cm" svg:x="0.254cm" svg:y="0.4cm">
          <draw:text-box>
            <text:p text:style-name="P6"><text:span text:style-name="T2">Unit vs </text:span><text:span text:style-name="T2">integratio</text:span><text:span text:style-name="T2">n tests</text:span></text:p>
          </draw:text-box>
        </draw:frame>
        <draw:custom-shape draw:style-name="gr17" draw:text-style-name="P14" draw:layer="layout" svg:width="4.8cm" svg:height="4.4cm" svg:x="2.8cm" svg:y="5.8cm">
          <text:p text:style-name="P9"><text:span text:style-name="T8">Instruction_1</text:span><text:span text:style-name="T8">;</text:span></text:p>
          <text:p text:style-name="P9"><text:span text:style-name="T8">Instruction_2</text:span><text:span text:style-name="T8">;</text:span></text:p>
          <text:p text:style-name="P9"><text:span text:style-name="T8">Instruction_3</text:span><text:span text:style-name="T8">;</text:span></text:p>
          <text:p text:style-name="P9"><text:span text:style-name="T8">call_function</text:span><text:span text:style-name="T8">_2();</text:span></text:p>
          <text:p text:style-name="P9"><text:span text:style-name="T8">Instruction_4</text:span><text:span text:style-name="T8">;</text:span></text:p>
          <text:p text:style-name="P9"><text:span text:style-name="T8">Instruction_5</text:span><text:span text:style-name="T8">;</text:span></text:p>
          <text:p text:style-name="P9"><text:span text:style-name="T8">call_function</text:span><text:span text:style-name="T8">_3();</text:span></text:p>
          <text:p text:style-name="P9"><text:span text:style-name="T8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2.495cm" svg:y="5cm">
          <draw:text-box>
            <text:p><text:span text:style-name="T9">Function1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3" draw:text-style-name="P7" draw:layer="layout" svg:width="10.971cm" svg:height="1.276cm" svg:x="0.254cm" svg:y="0.4cm">
          <draw:text-box>
            <text:p text:style-name="P6"><text:span text:style-name="T2">Unit vs </text:span><text:span text:style-name="T2">integratio</text:span><text:span text:style-name="T2">n tests</text:span></text:p>
          </draw:text-box>
        </draw:frame>
        <draw:custom-shape draw:style-name="gr18" draw:text-style-name="P17" draw:layer="layout" svg:width="4.8cm" svg:height="4.4cm" svg:x="2.8cm" svg:y="5.8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2();</text:span></text:p>
          <text:p text:style-name="P16"><text:span text:style-name="T10">Instruction_4;</text:span></text:p>
          <text:p text:style-name="P16"><text:span text:style-name="T10">Instruction_5;</text:span></text:p>
          <text:p text:style-name="P16"><text:span text:style-name="T10">call_function_3()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2.495cm" svg:y="5cm">
          <draw:text-box>
            <text:p><text:span text:style-name="T9">Function1</text:span></text:p>
          </draw:text-box>
        </draw:frame>
        <draw:frame draw:style-name="gr3" draw:text-style-name="P1" draw:layer="layout" svg:width="10.62cm" svg:height="0.962cm" svg:x="0.422cm" svg:y="4.038cm">
          <draw:text-box>
            <text:p>Unit test: should test this single unit:</text:p>
          </draw:text-box>
        </draw:fram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3" draw:text-style-name="P7" draw:layer="layout" svg:width="10.971cm" svg:height="1.276cm" svg:x="0.254cm" svg:y="0.4cm">
          <draw:text-box>
            <text:p text:style-name="P6"><text:span text:style-name="T2">Unit vs </text:span><text:span text:style-name="T2">integratio</text:span><text:span text:style-name="T2">n tests</text:span></text:p>
          </draw:text-box>
        </draw:frame>
        <draw:custom-shape draw:style-name="gr18" draw:text-style-name="P17" draw:layer="layout" svg:width="4.8cm" svg:height="4.4cm" svg:x="2.8cm" svg:y="5.8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2();</text:span></text:p>
          <text:p text:style-name="P16"><text:span text:style-name="T10">Instruction_4;</text:span></text:p>
          <text:p text:style-name="P16"><text:span text:style-name="T10">Instruction_5;</text:span></text:p>
          <text:p text:style-name="P16"><text:span text:style-name="T10">call_function_3()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2.495cm" svg:y="5cm">
          <draw:text-box>
            <text:p><text:span text:style-name="T9">Function1</text:span></text:p>
          </draw:text-box>
        </draw:frame>
        <draw:frame draw:style-name="gr3" draw:text-style-name="P1" draw:layer="layout" svg:width="10.62cm" svg:height="0.962cm" svg:x="0.422cm" svg:y="4.038cm">
          <draw:text-box>
            <text:p>Unit test: should test this single unit:</text:p>
          </draw:text-box>
        </draw:frame>
        <draw:frame draw:style-name="gr3" draw:text-style-name="P1" draw:layer="layout" svg:width="15.687cm" svg:height="1.673cm" svg:x="11.4cm" svg:y="10.6cm">
          <draw:text-box>
            <text:p>What happens if we use real objects, and not mocking</text:p>
            <text:p>(as we did)?</text:p>
          </draw:text-box>
        </draw:fram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3" draw:text-style-name="P7" draw:layer="layout" svg:width="10.971cm" svg:height="1.276cm" svg:x="0.254cm" svg:y="0.4cm">
          <draw:text-box>
            <text:p text:style-name="P6"><text:span text:style-name="T2">Unit vs </text:span><text:span text:style-name="T2">integratio</text:span><text:span text:style-name="T2">n tests</text:span></text:p>
          </draw:text-box>
        </draw:frame>
        <draw:custom-shape draw:style-name="gr18" draw:text-style-name="P17" draw:layer="layout" svg:width="4.8cm" svg:height="4.4cm" svg:x="2.8cm" svg:y="5.8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2();</text:span></text:p>
          <text:p text:style-name="P16"><text:span text:style-name="T10">Instruction_4;</text:span></text:p>
          <text:p text:style-name="P16"><text:span text:style-name="T10">Instruction_5;</text:span></text:p>
          <text:p text:style-name="P16"><text:span text:style-name="T10">call_function_3()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2.495cm" svg:y="5cm">
          <draw:text-box>
            <text:p><text:span text:style-name="T9">Function1</text:span></text:p>
          </draw:text-box>
        </draw:frame>
        <draw:frame draw:style-name="gr3" draw:text-style-name="P1" draw:layer="layout" svg:width="10.62cm" svg:height="0.962cm" svg:x="0.422cm" svg:y="4.038cm">
          <draw:text-box>
            <text:p>Unit test: should test this single unit:</text:p>
          </draw:text-box>
        </draw:frame>
        <draw:frame draw:style-name="gr3" draw:text-style-name="P19" draw:layer="layout" svg:width="5.929cm" svg:height="0.962cm" svg:x="9.362cm" svg:y="2.8cm">
          <draw:text-box>
            <text:p text:style-name="P18"><text:span text:style-name="T1">We test all of </text:span><text:span text:style-name="T1">this:</text:span></text:p>
          </draw:text-box>
        </draw:frame>
        <draw:custom-shape draw:style-name="gr18" draw:text-style-name="P17" draw:layer="layout" svg:width="4.8cm" svg:height="4.4cm" svg:x="11.4cm" svg:y="4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4();</text:span></text:p>
          <text:p text:style-name="P16"><text:span text:style-name="T10">Instruction_4;</text:span></text:p>
          <text:p text:style-name="P16"><text:span text:style-name="T10">call_function_5()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1.095cm" svg:y="3.8cm">
          <draw:text-box>
            <text:p><text:span text:style-name="T9">Function2</text:span></text:p>
          </draw:text-box>
        </draw:frame>
        <draw:custom-shape draw:style-name="gr18" draw:text-style-name="P17" draw:layer="layout" svg:width="4.8cm" svg:height="4.4cm" svg:x="18.6cm" svg:y="2.4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6();</text:span></text:p>
          <text:p text:style-name="P16"><text:span text:style-name="T10">Instructio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8.295cm" svg:y="1.6cm">
          <draw:text-box>
            <text:p><text:span text:style-name="T9">Function4</text:span></text:p>
          </draw:text-box>
        </draw:frame>
        <draw:custom-shape draw:style-name="gr18" draw:text-style-name="P17" draw:layer="layout" svg:width="4.8cm" svg:height="4.4cm" svg:x="18.6cm" svg:y="8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7();</text:span></text:p>
          <text:p text:style-name="P16"><text:span text:style-name="T10">Instructio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8.295cm" svg:y="7.8cm">
          <draw:text-box>
            <text:p><text:span text:style-name="T9">Function5</text:span></text:p>
          </draw:text-box>
        </draw:frame>
        <draw:line draw:style-name="gr7" draw:text-style-name="P5" draw:layer="layout" svg:x1="6.2cm" svg:y1="7.8cm" svg:x2="11.4cm" svg:y2="6.8cm">
          <text:p/>
        </draw:line>
        <draw:line draw:style-name="gr7" draw:text-style-name="P5" draw:layer="layout" svg:x1="14.8cm" svg:y1="6.8cm" svg:x2="18.6cm" svg:y2="4.4cm">
          <text:p/>
        </draw:line>
        <draw:line draw:style-name="gr7" draw:text-style-name="P5" draw:layer="layout" svg:x1="14.8cm" svg:y1="7.8cm" svg:x2="18.6cm" svg:y2="10.8cm">
          <text:p/>
        </draw:line>
        <draw:custom-shape draw:style-name="gr18" draw:text-style-name="P17" draw:layer="layout" svg:width="4.8cm" svg:height="4.4cm" svg:x="11.4cm" svg:y="10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Instructio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1.095cm" svg:y="9.8cm">
          <draw:text-box>
            <text:p><text:span text:style-name="T9">Function3</text:span></text:p>
          </draw:text-box>
        </draw:frame>
        <draw:line draw:style-name="gr7" draw:text-style-name="P5" draw:layer="layout" svg:x1="6.4cm" svg:y1="9.2cm" svg:x2="11.4cm" svg:y2="12.8cm">
          <text:p/>
        </draw:line>
        <presentation:notes draw:style-name="dp1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3" draw:text-style-name="P7" draw:layer="layout" svg:width="10.971cm" svg:height="1.276cm" svg:x="0.254cm" svg:y="0.4cm">
          <draw:text-box>
            <text:p text:style-name="P6"><text:span text:style-name="T2">Unit vs </text:span><text:span text:style-name="T2">integratio</text:span><text:span text:style-name="T2">n tests</text:span></text:p>
          </draw:text-box>
        </draw:frame>
        <draw:custom-shape draw:style-name="gr18" draw:text-style-name="P17" draw:layer="layout" svg:width="4.8cm" svg:height="4.4cm" svg:x="2.8cm" svg:y="5.8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2();</text:span></text:p>
          <text:p text:style-name="P16"><text:span text:style-name="T10">Instruction_4;</text:span></text:p>
          <text:p text:style-name="P16"><text:span text:style-name="T10">Instruction_5;</text:span></text:p>
          <text:p text:style-name="P16"><text:span text:style-name="T10">call_function_3()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2.495cm" svg:y="5cm">
          <draw:text-box>
            <text:p><text:span text:style-name="T9">Function1</text:span></text:p>
          </draw:text-box>
        </draw:frame>
        <draw:frame draw:style-name="gr3" draw:text-style-name="P1" draw:layer="layout" svg:width="10.62cm" svg:height="0.962cm" svg:x="0.422cm" svg:y="4.038cm">
          <draw:text-box>
            <text:p>Unit test: should test this single unit:</text:p>
          </draw:text-box>
        </draw:frame>
        <draw:frame draw:style-name="gr3" draw:text-style-name="P19" draw:layer="layout" svg:width="10.306cm" svg:height="2.384cm" svg:x="0.471cm" svg:y="12.2cm">
          <draw:text-box>
            <text:p text:style-name="P18"><text:span text:style-name="T1">But there is no </text:span><text:span text:style-name="T1">need to.</text:span></text:p>
            <text:p text:style-name="P18"><text:span text:style-name="T1">We have unit </text:span><text:span text:style-name="T1">tests for </text:span><text:span text:style-name="T1">function2,</text:span></text:p>
            <text:p text:style-name="P18"><text:span text:style-name="T1">3, 4, and 5.</text:span></text:p>
          </draw:text-box>
        </draw:frame>
        <draw:custom-shape draw:style-name="gr18" draw:text-style-name="P17" draw:layer="layout" svg:width="4.8cm" svg:height="4.4cm" svg:x="11.4cm" svg:y="4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4();</text:span></text:p>
          <text:p text:style-name="P16"><text:span text:style-name="T10">Instruction_4;</text:span></text:p>
          <text:p text:style-name="P16"><text:span text:style-name="T10">call_function_5()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1.095cm" svg:y="3.8cm">
          <draw:text-box>
            <text:p><text:span text:style-name="T9">Function2</text:span></text:p>
          </draw:text-box>
        </draw:frame>
        <draw:custom-shape draw:style-name="gr18" draw:text-style-name="P17" draw:layer="layout" svg:width="4.8cm" svg:height="4.4cm" svg:x="18.6cm" svg:y="2.4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6();</text:span></text:p>
          <text:p text:style-name="P16"><text:span text:style-name="T10">Instructio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8.295cm" svg:y="1.6cm">
          <draw:text-box>
            <text:p><text:span text:style-name="T9">Function4</text:span></text:p>
          </draw:text-box>
        </draw:frame>
        <draw:custom-shape draw:style-name="gr18" draw:text-style-name="P17" draw:layer="layout" svg:width="4.8cm" svg:height="4.4cm" svg:x="18.6cm" svg:y="8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7();</text:span></text:p>
          <text:p text:style-name="P16"><text:span text:style-name="T10">Instructio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8.295cm" svg:y="7.8cm">
          <draw:text-box>
            <text:p><text:span text:style-name="T9">Function5</text:span></text:p>
          </draw:text-box>
        </draw:frame>
        <draw:line draw:style-name="gr19" draw:text-style-name="P5" draw:layer="layout" svg:x1="6.2cm" svg:y1="7.8cm" svg:x2="11.4cm" svg:y2="6.8cm">
          <text:p/>
        </draw:line>
        <draw:line draw:style-name="gr19" draw:text-style-name="P5" draw:layer="layout" svg:x1="14.8cm" svg:y1="6.8cm" svg:x2="18.6cm" svg:y2="4.4cm">
          <text:p/>
        </draw:line>
        <draw:line draw:style-name="gr19" draw:text-style-name="P5" draw:layer="layout" svg:x1="14.8cm" svg:y1="7.8cm" svg:x2="18.6cm" svg:y2="10.8cm">
          <text:p/>
        </draw:line>
        <draw:custom-shape draw:style-name="gr18" draw:text-style-name="P17" draw:layer="layout" svg:width="4.8cm" svg:height="4.4cm" svg:x="11.4cm" svg:y="10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Instructio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1.095cm" svg:y="9.8cm">
          <draw:text-box>
            <text:p><text:span text:style-name="T9">Function3</text:span></text:p>
          </draw:text-box>
        </draw:frame>
        <draw:line draw:style-name="gr19" draw:text-style-name="P5" draw:layer="layout" svg:x1="6.4cm" svg:y1="9.2cm" svg:x2="11.4cm" svg:y2="12.8cm">
          <text:p/>
        </draw:line>
        <draw:line draw:style-name="gr7" draw:text-style-name="P5" draw:layer="layout" svg:x1="6.187cm" svg:y1="7.8cm" svg:x2="11.387cm" svg:y2="6.8cm">
          <text:p/>
        </draw:line>
        <draw:line draw:style-name="gr7" draw:text-style-name="P5" draw:layer="layout" svg:x1="14.787cm" svg:y1="6.8cm" svg:x2="18.587cm" svg:y2="4.4cm">
          <text:p/>
        </draw:line>
        <draw:line draw:style-name="gr7" draw:text-style-name="P5" draw:layer="layout" svg:x1="14.787cm" svg:y1="7.8cm" svg:x2="18.587cm" svg:y2="10.8cm">
          <text:p/>
        </draw:line>
        <draw:line draw:style-name="gr7" draw:text-style-name="P5" draw:layer="layout" svg:x1="6.387cm" svg:y1="9.2cm" svg:x2="11.387cm" svg:y2="12.8cm">
          <text:p/>
        </draw:line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3" draw:text-style-name="P7" draw:layer="layout" svg:width="10.971cm" svg:height="1.276cm" svg:x="0.254cm" svg:y="0.4cm">
          <draw:text-box>
            <text:p text:style-name="P6"><text:span text:style-name="T2">Unit vs </text:span><text:span text:style-name="T2">integratio</text:span><text:span text:style-name="T2">n tests</text:span></text:p>
          </draw:text-box>
        </draw:frame>
        <draw:custom-shape draw:style-name="gr18" draw:text-style-name="P17" draw:layer="layout" svg:width="4.8cm" svg:height="4.4cm" svg:x="2.8cm" svg:y="5.8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2();</text:span></text:p>
          <text:p text:style-name="P16"><text:span text:style-name="T10">Instruction_4;</text:span></text:p>
          <text:p text:style-name="P16"><text:span text:style-name="T10">Instruction_5;</text:span></text:p>
          <text:p text:style-name="P16"><text:span text:style-name="T10">call_function_3()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2.495cm" svg:y="5cm">
          <draw:text-box>
            <text:p><text:span text:style-name="T9">Function1</text:span></text:p>
          </draw:text-box>
        </draw:frame>
        <draw:frame draw:style-name="gr3" draw:text-style-name="P1" draw:layer="layout" svg:width="10.62cm" svg:height="0.962cm" svg:x="0.422cm" svg:y="4.038cm">
          <draw:text-box>
            <text:p>Unit test: should test this single unit:</text:p>
          </draw:text-box>
        </draw:frame>
        <draw:frame draw:style-name="gr3" draw:text-style-name="P19" draw:layer="layout" svg:width="10.67cm" svg:height="2.384cm" svg:x="0.471cm" svg:y="12.2cm">
          <draw:text-box>
            <text:p text:style-name="P18"><text:span text:style-name="T1">An error in any </text:span><text:span text:style-name="T1">of these </text:span><text:span text:style-name="T1">functions</text:span></text:p>
            <text:p text:style-name="P18"><text:span text:style-name="T1">Will report an </text:span><text:span text:style-name="T1">error in </text:span><text:span text:style-name="T1">function1,</text:span></text:p>
            <text:p text:style-name="P18"><text:span text:style-name="T1">And it will be </text:span><text:span text:style-name="T1">confusing to </text:span><text:span text:style-name="T1">debug</text:span></text:p>
          </draw:text-box>
        </draw:frame>
        <draw:custom-shape draw:style-name="gr18" draw:text-style-name="P17" draw:layer="layout" svg:width="4.8cm" svg:height="4.4cm" svg:x="11.4cm" svg:y="4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4();</text:span></text:p>
          <text:p text:style-name="P16"><text:span text:style-name="T10">Instruction_4;</text:span></text:p>
          <text:p text:style-name="P16"><text:span text:style-name="T10">call_function_5()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1.095cm" svg:y="3.8cm">
          <draw:text-box>
            <text:p><text:span text:style-name="T9">Function2</text:span></text:p>
          </draw:text-box>
        </draw:frame>
        <draw:custom-shape draw:style-name="gr18" draw:text-style-name="P17" draw:layer="layout" svg:width="4.8cm" svg:height="4.4cm" svg:x="18.6cm" svg:y="2.4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6();</text:span></text:p>
          <text:p text:style-name="P16"><text:span text:style-name="T10">Instructio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8.295cm" svg:y="1.6cm">
          <draw:text-box>
            <text:p><text:span text:style-name="T9">Function4</text:span></text:p>
          </draw:text-box>
        </draw:frame>
        <draw:custom-shape draw:style-name="gr18" draw:text-style-name="P17" draw:layer="layout" svg:width="4.8cm" svg:height="4.4cm" svg:x="18.6cm" svg:y="8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7();</text:span></text:p>
          <text:p text:style-name="P16"><text:span text:style-name="T10">Instructio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8.295cm" svg:y="7.8cm">
          <draw:text-box>
            <text:p><text:span text:style-name="T9">Function5</text:span></text:p>
          </draw:text-box>
        </draw:frame>
        <draw:line draw:style-name="gr19" draw:text-style-name="P5" draw:layer="layout" svg:x1="6.2cm" svg:y1="7.8cm" svg:x2="11.4cm" svg:y2="6.8cm">
          <text:p/>
        </draw:line>
        <draw:line draw:style-name="gr19" draw:text-style-name="P5" draw:layer="layout" svg:x1="14.8cm" svg:y1="6.8cm" svg:x2="18.6cm" svg:y2="4.4cm">
          <text:p/>
        </draw:line>
        <draw:line draw:style-name="gr19" draw:text-style-name="P5" draw:layer="layout" svg:x1="14.8cm" svg:y1="7.8cm" svg:x2="18.6cm" svg:y2="10.8cm">
          <text:p/>
        </draw:line>
        <draw:custom-shape draw:style-name="gr18" draw:text-style-name="P17" draw:layer="layout" svg:width="4.8cm" svg:height="4.4cm" svg:x="11.4cm" svg:y="10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Instructio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1.095cm" svg:y="9.8cm">
          <draw:text-box>
            <text:p><text:span text:style-name="T9">Function3</text:span></text:p>
          </draw:text-box>
        </draw:frame>
        <draw:line draw:style-name="gr19" draw:text-style-name="P5" draw:layer="layout" svg:x1="6.4cm" svg:y1="9.2cm" svg:x2="11.4cm" svg:y2="12.8cm">
          <text:p/>
        </draw:line>
        <draw:line draw:style-name="gr7" draw:text-style-name="P5" draw:layer="layout" svg:x1="6.187cm" svg:y1="7.8cm" svg:x2="11.387cm" svg:y2="6.8cm">
          <text:p/>
        </draw:line>
        <draw:line draw:style-name="gr7" draw:text-style-name="P5" draw:layer="layout" svg:x1="14.787cm" svg:y1="6.8cm" svg:x2="18.587cm" svg:y2="4.4cm">
          <text:p/>
        </draw:line>
        <draw:line draw:style-name="gr7" draw:text-style-name="P5" draw:layer="layout" svg:x1="14.787cm" svg:y1="7.8cm" svg:x2="18.587cm" svg:y2="10.8cm">
          <text:p/>
        </draw:line>
        <draw:line draw:style-name="gr7" draw:text-style-name="P5" draw:layer="layout" svg:x1="6.387cm" svg:y1="9.2cm" svg:x2="11.387cm" svg:y2="12.8cm">
          <text:p/>
        </draw:line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3" draw:text-style-name="P7" draw:layer="layout" svg:width="10.971cm" svg:height="1.276cm" svg:x="0.254cm" svg:y="0.4cm">
          <draw:text-box>
            <text:p text:style-name="P6"><text:span text:style-name="T2">Unit vs </text:span><text:span text:style-name="T2">integratio</text:span><text:span text:style-name="T2">n tests</text:span></text:p>
          </draw:text-box>
        </draw:frame>
        <draw:custom-shape draw:style-name="gr18" draw:text-style-name="P17" draw:layer="layout" svg:width="4.8cm" svg:height="4.4cm" svg:x="2.8cm" svg:y="5.8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2();</text:span></text:p>
          <text:p text:style-name="P16"><text:span text:style-name="T10">Instruction_4;</text:span></text:p>
          <text:p text:style-name="P16"><text:span text:style-name="T10">Instruction_5;</text:span></text:p>
          <text:p text:style-name="P16"><text:span text:style-name="T10">call_function_3()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2.495cm" svg:y="5cm">
          <draw:text-box>
            <text:p><text:span text:style-name="T9">Function1</text:span></text:p>
          </draw:text-box>
        </draw:frame>
        <draw:frame draw:style-name="gr3" draw:text-style-name="P1" draw:layer="layout" svg:width="10.62cm" svg:height="0.962cm" svg:x="0.422cm" svg:y="4.038cm">
          <draw:text-box>
            <text:p>Unit test: should test this single unit:</text:p>
          </draw:text-box>
        </draw:frame>
        <draw:frame draw:style-name="gr3" draw:text-style-name="P19" draw:layer="layout" svg:width="8.414cm" svg:height="0.962cm" svg:x="0.471cm" svg:y="12.2cm">
          <draw:text-box>
            <text:p text:style-name="P18"><text:span text:style-name="T1">This is an </text:span><text:span text:style-name="T1">integration </text:span><text:span text:style-name="T1">test!</text:span></text:p>
          </draw:text-box>
        </draw:frame>
        <draw:custom-shape draw:style-name="gr18" draw:text-style-name="P17" draw:layer="layout" svg:width="4.8cm" svg:height="4.4cm" svg:x="11.4cm" svg:y="4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4();</text:span></text:p>
          <text:p text:style-name="P16"><text:span text:style-name="T10">Instruction_4;</text:span></text:p>
          <text:p text:style-name="P16"><text:span text:style-name="T10">call_function_5()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1.095cm" svg:y="3.8cm">
          <draw:text-box>
            <text:p><text:span text:style-name="T9">Function2</text:span></text:p>
          </draw:text-box>
        </draw:frame>
        <draw:custom-shape draw:style-name="gr18" draw:text-style-name="P17" draw:layer="layout" svg:width="4.8cm" svg:height="4.4cm" svg:x="18.6cm" svg:y="2.4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6();</text:span></text:p>
          <text:p text:style-name="P16"><text:span text:style-name="T10">Instructio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8.295cm" svg:y="1.6cm">
          <draw:text-box>
            <text:p><text:span text:style-name="T9">Function4</text:span></text:p>
          </draw:text-box>
        </draw:frame>
        <draw:custom-shape draw:style-name="gr18" draw:text-style-name="P17" draw:layer="layout" svg:width="4.8cm" svg:height="4.4cm" svg:x="18.6cm" svg:y="8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7();</text:span></text:p>
          <text:p text:style-name="P16"><text:span text:style-name="T10">Instructio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8.295cm" svg:y="7.8cm">
          <draw:text-box>
            <text:p><text:span text:style-name="T9">Function5</text:span></text:p>
          </draw:text-box>
        </draw:frame>
        <draw:line draw:style-name="gr19" draw:text-style-name="P5" draw:layer="layout" svg:x1="6.2cm" svg:y1="7.8cm" svg:x2="11.4cm" svg:y2="6.8cm">
          <text:p/>
        </draw:line>
        <draw:line draw:style-name="gr19" draw:text-style-name="P5" draw:layer="layout" svg:x1="14.8cm" svg:y1="6.8cm" svg:x2="18.6cm" svg:y2="4.4cm">
          <text:p/>
        </draw:line>
        <draw:line draw:style-name="gr19" draw:text-style-name="P5" draw:layer="layout" svg:x1="14.8cm" svg:y1="7.8cm" svg:x2="18.6cm" svg:y2="10.8cm">
          <text:p/>
        </draw:line>
        <draw:custom-shape draw:style-name="gr18" draw:text-style-name="P17" draw:layer="layout" svg:width="4.8cm" svg:height="4.4cm" svg:x="11.4cm" svg:y="10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Instructio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1.095cm" svg:y="9.8cm">
          <draw:text-box>
            <text:p><text:span text:style-name="T9">Function3</text:span></text:p>
          </draw:text-box>
        </draw:frame>
        <draw:line draw:style-name="gr19" draw:text-style-name="P5" draw:layer="layout" svg:x1="6.4cm" svg:y1="9.2cm" svg:x2="11.4cm" svg:y2="12.8cm">
          <text:p/>
        </draw:line>
        <draw:line draw:style-name="gr7" draw:text-style-name="P5" draw:layer="layout" svg:x1="6.187cm" svg:y1="7.8cm" svg:x2="11.387cm" svg:y2="6.8cm">
          <text:p/>
        </draw:line>
        <draw:line draw:style-name="gr7" draw:text-style-name="P5" draw:layer="layout" svg:x1="14.787cm" svg:y1="6.8cm" svg:x2="18.587cm" svg:y2="4.4cm">
          <text:p/>
        </draw:line>
        <draw:line draw:style-name="gr7" draw:text-style-name="P5" draw:layer="layout" svg:x1="14.787cm" svg:y1="7.8cm" svg:x2="18.587cm" svg:y2="10.8cm">
          <text:p/>
        </draw:line>
        <draw:line draw:style-name="gr7" draw:text-style-name="P5" draw:layer="layout" svg:x1="6.387cm" svg:y1="9.2cm" svg:x2="11.387cm" svg:y2="12.8cm">
          <text:p/>
        </draw:line>
        <presentation:notes draw:style-name="dp1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3" draw:text-style-name="P7" draw:layer="layout" svg:width="10.971cm" svg:height="1.276cm" svg:x="0.254cm" svg:y="0.4cm">
          <draw:text-box>
            <text:p text:style-name="P6"><text:span text:style-name="T2">Unit vs </text:span><text:span text:style-name="T2">integratio</text:span><text:span text:style-name="T2">n tests</text:span></text:p>
          </draw:text-box>
        </draw:frame>
        <draw:custom-shape draw:style-name="gr18" draw:text-style-name="P17" draw:layer="layout" svg:width="4.8cm" svg:height="4.4cm" svg:x="2.8cm" svg:y="5.8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2();</text:span></text:p>
          <text:p text:style-name="P16"><text:span text:style-name="T10">Instruction_4;</text:span></text:p>
          <text:p text:style-name="P16"><text:span text:style-name="T10">Instruction_5;</text:span></text:p>
          <text:p text:style-name="P16"><text:span text:style-name="T10">call_function_3()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2.495cm" svg:y="5cm">
          <draw:text-box>
            <text:p><text:span text:style-name="T9">Function1</text:span></text:p>
          </draw:text-box>
        </draw:frame>
        <draw:frame draw:style-name="gr3" draw:text-style-name="P1" draw:layer="layout" svg:width="10.62cm" svg:height="0.962cm" svg:x="0.422cm" svg:y="4.038cm">
          <draw:text-box>
            <text:p>Unit test: should test this single unit:</text:p>
          </draw:text-box>
        </draw:frame>
        <draw:frame draw:style-name="gr3" draw:text-style-name="P19" draw:layer="layout" svg:width="10.645cm" svg:height="3.095cm" svg:x="0.471cm" svg:y="12.2cm">
          <draw:text-box>
            <text:p text:style-name="P18"><text:span text:style-name="T1">What can </text:span><text:span text:style-name="T1">mocking do?</text:span></text:p>
            <text:p text:style-name="P18"><text:span text:style-name="T1">Pretend that </text:span><text:span text:style-name="T1">we did all of </text:span><text:span text:style-name="T1">this and</text:span></text:p>
            <text:p text:style-name="P18"><text:span text:style-name="T1">Immediately </text:span><text:span text:style-name="T1">return a result.</text:span></text:p>
            <text:p text:style-name="P18"><text:span text:style-name="T1">So we can test </text:span><text:span text:style-name="T1">only that unit.</text:span></text:p>
          </draw:text-box>
        </draw:frame>
        <draw:custom-shape draw:style-name="gr18" draw:text-style-name="P17" draw:layer="layout" svg:width="4.8cm" svg:height="4.4cm" svg:x="11.4cm" svg:y="4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4();</text:span></text:p>
          <text:p text:style-name="P16"><text:span text:style-name="T10">Instruction_4;</text:span></text:p>
          <text:p text:style-name="P16"><text:span text:style-name="T10">call_function_5()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1.095cm" svg:y="3.8cm">
          <draw:text-box>
            <text:p><text:span text:style-name="T9">Function2</text:span></text:p>
          </draw:text-box>
        </draw:frame>
        <draw:custom-shape draw:style-name="gr18" draw:text-style-name="P17" draw:layer="layout" svg:width="4.8cm" svg:height="4.4cm" svg:x="18.6cm" svg:y="2.4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6();</text:span></text:p>
          <text:p text:style-name="P16"><text:span text:style-name="T10">Instructio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8.295cm" svg:y="1.6cm">
          <draw:text-box>
            <text:p><text:span text:style-name="T9">Function4</text:span></text:p>
          </draw:text-box>
        </draw:frame>
        <draw:custom-shape draw:style-name="gr18" draw:text-style-name="P17" draw:layer="layout" svg:width="4.8cm" svg:height="4.4cm" svg:x="18.6cm" svg:y="8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7();</text:span></text:p>
          <text:p text:style-name="P16"><text:span text:style-name="T10">Instructio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8.295cm" svg:y="7.8cm">
          <draw:text-box>
            <text:p><text:span text:style-name="T9">Function5</text:span></text:p>
          </draw:text-box>
        </draw:frame>
        <draw:line draw:style-name="gr19" draw:text-style-name="P5" draw:layer="layout" svg:x1="6.2cm" svg:y1="7.8cm" svg:x2="11.4cm" svg:y2="6.8cm">
          <text:p/>
        </draw:line>
        <draw:line draw:style-name="gr19" draw:text-style-name="P5" draw:layer="layout" svg:x1="14.8cm" svg:y1="6.8cm" svg:x2="18.6cm" svg:y2="4.4cm">
          <text:p/>
        </draw:line>
        <draw:line draw:style-name="gr19" draw:text-style-name="P5" draw:layer="layout" svg:x1="14.8cm" svg:y1="7.8cm" svg:x2="18.6cm" svg:y2="10.8cm">
          <text:p/>
        </draw:line>
        <draw:custom-shape draw:style-name="gr18" draw:text-style-name="P17" draw:layer="layout" svg:width="4.8cm" svg:height="4.4cm" svg:x="11.4cm" svg:y="10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Instructio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1.095cm" svg:y="9.8cm">
          <draw:text-box>
            <text:p><text:span text:style-name="T9">Function3</text:span></text:p>
          </draw:text-box>
        </draw:frame>
        <draw:line draw:style-name="gr19" draw:text-style-name="P5" draw:layer="layout" svg:x1="6.4cm" svg:y1="9.2cm" svg:x2="11.4cm" svg:y2="12.8cm">
          <text:p/>
        </draw:line>
        <draw:line draw:style-name="gr7" draw:text-style-name="P5" draw:layer="layout" svg:x1="6.187cm" svg:y1="7.8cm" svg:x2="11.387cm" svg:y2="6.8cm">
          <text:p/>
        </draw:line>
        <draw:line draw:style-name="gr7" draw:text-style-name="P5" draw:layer="layout" svg:x1="14.787cm" svg:y1="6.8cm" svg:x2="18.587cm" svg:y2="4.4cm">
          <text:p/>
        </draw:line>
        <draw:line draw:style-name="gr7" draw:text-style-name="P5" draw:layer="layout" svg:x1="14.787cm" svg:y1="7.8cm" svg:x2="18.587cm" svg:y2="10.8cm">
          <text:p/>
        </draw:line>
        <draw:line draw:style-name="gr7" draw:text-style-name="P5" draw:layer="layout" svg:x1="6.387cm" svg:y1="9.2cm" svg:x2="11.387cm" svg:y2="12.8cm">
          <text:p/>
        </draw:line>
        <presentation:notes draw:style-name="dp1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3" draw:text-style-name="P7" draw:layer="layout" svg:width="10.971cm" svg:height="1.276cm" svg:x="0.254cm" svg:y="0.4cm">
          <draw:text-box>
            <text:p text:style-name="P6"><text:span text:style-name="T2">Unit vs </text:span><text:span text:style-name="T2">integratio</text:span><text:span text:style-name="T2">n tests</text:span></text:p>
          </draw:text-box>
        </draw:frame>
        <draw:custom-shape draw:style-name="gr18" draw:text-style-name="P17" draw:layer="layout" svg:width="4.8cm" svg:height="4.4cm" svg:x="2.8cm" svg:y="5.8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2();</text:span></text:p>
          <text:p text:style-name="P16"><text:span text:style-name="T10">Instruction_4;</text:span></text:p>
          <text:p text:style-name="P16"><text:span text:style-name="T10">Instruction_5;</text:span></text:p>
          <text:p text:style-name="P16"><text:span text:style-name="T10">call_function_3()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2.495cm" svg:y="5cm">
          <draw:text-box>
            <text:p><text:span text:style-name="T9">Function1</text:span></text:p>
          </draw:text-box>
        </draw:frame>
        <draw:frame draw:style-name="gr3" draw:text-style-name="P1" draw:layer="layout" svg:width="10.62cm" svg:height="0.962cm" svg:x="0.422cm" svg:y="4.038cm">
          <draw:text-box>
            <text:p>Unit test: should test this single unit:</text:p>
          </draw:text-box>
        </draw:frame>
        <draw:frame draw:style-name="gr3" draw:text-style-name="P19" draw:layer="layout" svg:width="10.645cm" svg:height="3.095cm" svg:x="0.471cm" svg:y="12.2cm">
          <draw:text-box>
            <text:p text:style-name="P18"><text:span text:style-name="T1">What can </text:span><text:span text:style-name="T1">mocking do?</text:span></text:p>
            <text:p text:style-name="P18"><text:span text:style-name="T1">Pretend that </text:span><text:span text:style-name="T1">we did all of </text:span><text:span text:style-name="T1">this and</text:span></text:p>
            <text:p text:style-name="P18"><text:span text:style-name="T1">Immediately </text:span><text:span text:style-name="T1">return a result.</text:span></text:p>
            <text:p text:style-name="P18"><text:span text:style-name="T1">So we can test </text:span><text:span text:style-name="T1">only that unit.</text:span></text:p>
          </draw:text-box>
        </draw:frame>
        <draw:line draw:style-name="gr7" draw:text-style-name="P5" draw:layer="layout" svg:x1="6.2cm" svg:y1="7.8cm" svg:x2="11.4cm" svg:y2="6.8cm">
          <text:p/>
        </draw:line>
        <draw:line draw:style-name="gr7" draw:text-style-name="P5" draw:layer="layout" svg:x1="6.4cm" svg:y1="9.2cm" svg:x2="11.4cm" svg:y2="12.8cm">
          <text:p/>
        </draw:line>
        <draw:custom-shape draw:style-name="gr20" draw:text-style-name="P20" draw:layer="layout" svg:width="2.4cm" svg:height="0.8cm" svg:x="11.4cm" svg:y="6.4cm">
          <text:p text:style-name="P3">Mock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2.4cm" svg:y1="7.2cm" svg:x2="6.4cm" svg:y2="8cm">
          <text:p/>
        </draw:line>
        <draw:custom-shape draw:style-name="gr20" draw:text-style-name="P20" draw:layer="layout" svg:width="2.4cm" svg:height="0.8cm" svg:x="11.4cm" svg:y="12.2cm">
          <text:p text:style-name="P3">Mock</text:p>
          <draw:enhanced-geometry svg:viewBox="0 0 21600 21600" draw:type="rectangle" draw:enhanced-path="M 0 0 L 21600 0 21600 21600 0 21600 0 0 Z N"/>
        </draw:custom-shape>
        <draw:frame draw:style-name="gr3" draw:text-style-name="P21" draw:layer="layout" svg:width="6.23cm" svg:height="0.645cm" svg:x="8.448cm" svg:y="7.555cm">
          <draw:text-box>
            <text:p><text:span text:style-name="T11">Return predefined result </text:span><text:span text:style-name="T11">immediately</text:span></text:p>
          </draw:text-box>
        </draw:frame>
        <draw:line draw:style-name="gr7" draw:text-style-name="P5" draw:layer="layout" svg:x1="11.116cm" svg:y1="13cm" svg:x2="5.8cm" svg:y2="9.6cm">
          <text:p/>
        </draw:line>
        <draw:frame draw:style-name="gr3" draw:text-style-name="P21" draw:layer="layout" svg:width="6.23cm" svg:height="0.645cm" svg:x="2.77cm" svg:y="11.4cm">
          <draw:text-box>
            <text:p><text:span text:style-name="T11">Return predefined result </text:span><text:span text:style-name="T11">immediately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18" draw:text-style-name="P17" draw:layer="layout" svg:width="4.8cm" svg:height="4.4cm" svg:x="2.8cm" svg:y="5.8cm">
          <text:p text:style-name="P16"><text:span text:style-name="T10">Instructio</text:span><text:span text:style-name="T10">n_1;</text:span></text:p>
          <text:p text:style-name="P16"><text:span text:style-name="T10">Instructio</text:span><text:span text:style-name="T10">n_2;</text:span></text:p>
          <text:p text:style-name="P16"><text:span text:style-name="T10">Instructio</text:span><text:span text:style-name="T10">n_3;</text:span></text:p>
          <text:p text:style-name="P16"><text:span text:style-name="T10">call_funct</text:span><text:span text:style-name="T10">ion_2();</text:span></text:p>
          <text:p text:style-name="P16"><text:span text:style-name="T10">Instructio</text:span><text:span text:style-name="T10">n_4;</text:span></text:p>
          <text:p text:style-name="P16"><text:span text:style-name="T10">Instructio</text:span><text:span text:style-name="T10">n_5;</text:span></text:p>
          <text:p text:style-name="P16"><text:span text:style-name="T10">call_funct</text:span><text:span text:style-name="T10">ion_3()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2.495cm" svg:y="5cm">
          <draw:text-box>
            <text:p><text:span text:style-name="T9">Function1</text:span></text:p>
          </draw:text-box>
        </draw:frame>
        <draw:frame draw:style-name="gr3" draw:text-style-name="P19" draw:layer="layout" svg:width="17.203cm" svg:height="2.384cm" svg:x="1.071cm" svg:y="0.438cm">
          <draw:text-box>
            <text:p text:style-name="P18"><text:span text:style-name="T1">Instead of </text:span><text:span text:style-name="T1">functions, </text:span><text:span text:style-name="T1">these can be </text:span><text:span text:style-name="T1">object </text:span><text:span text:style-name="T1">dependencies</text:span></text:p>
            <text:p text:style-name="P18"><text:span text:style-name="T1">that are pretty </text:span><text:span text:style-name="T1">complex to </text:span><text:span text:style-name="T1">setup…</text:span></text:p>
            <text:p text:style-name="P18"><text:span text:style-name="T1">Mocking can </text:span><text:span text:style-name="T1">make things </text:span><text:span text:style-name="T1">really, really </text:span><text:span text:style-name="T1">easy to test</text:span></text:p>
          </draw:text-box>
        </draw:frame>
        <draw:custom-shape draw:style-name="gr18" draw:text-style-name="P17" draw:layer="layout" svg:width="4.8cm" svg:height="4.4cm" svg:x="11.4cm" svg:y="4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4();</text:span></text:p>
          <text:p text:style-name="P16"><text:span text:style-name="T10">Instruction_4;</text:span></text:p>
          <text:p text:style-name="P16"><text:span text:style-name="T10">call_function_5()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1.095cm" svg:y="3.8cm">
          <draw:text-box>
            <text:p><text:span text:style-name="T9">Function2</text:span></text:p>
          </draw:text-box>
        </draw:frame>
        <draw:custom-shape draw:style-name="gr18" draw:text-style-name="P17" draw:layer="layout" svg:width="4.8cm" svg:height="4.4cm" svg:x="18.6cm" svg:y="2.4cm">
          <text:p text:style-name="P16"><text:span text:style-name="T10">Instructio</text:span><text:span text:style-name="T10">n_1;</text:span></text:p>
          <text:p text:style-name="P16"><text:span text:style-name="T10">Instructio</text:span><text:span text:style-name="T10">n_2;</text:span></text:p>
          <text:p text:style-name="P16"><text:span text:style-name="T10">Instructio</text:span><text:span text:style-name="T10">n_3;</text:span></text:p>
          <text:p text:style-name="P16"><text:span text:style-name="T10">call_funct</text:span><text:span text:style-name="T10">ion_6();</text:span></text:p>
          <text:p text:style-name="P16"><text:span text:style-name="T10">Instructio</text:span><text:span text:style-name="T10">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8.295cm" svg:y="1.6cm">
          <draw:text-box>
            <text:p><text:span text:style-name="T9">Function4</text:span></text:p>
          </draw:text-box>
        </draw:frame>
        <draw:custom-shape draw:style-name="gr18" draw:text-style-name="P17" draw:layer="layout" svg:width="4.8cm" svg:height="4.4cm" svg:x="18.6cm" svg:y="8.6cm">
          <text:p text:style-name="P16"><text:span text:style-name="T10">Instruction_1;</text:span></text:p>
          <text:p text:style-name="P16"><text:span text:style-name="T10">Instruction_2;</text:span></text:p>
          <text:p text:style-name="P16"><text:span text:style-name="T10">Instruction_3;</text:span></text:p>
          <text:p text:style-name="P16"><text:span text:style-name="T10">call_function_7();</text:span></text:p>
          <text:p text:style-name="P16"><text:span text:style-name="T10">Instructio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8.295cm" svg:y="7.8cm">
          <draw:text-box>
            <text:p><text:span text:style-name="T9">Function5</text:span></text:p>
          </draw:text-box>
        </draw:frame>
        <draw:line draw:style-name="gr19" draw:text-style-name="P5" draw:layer="layout" svg:x1="6.2cm" svg:y1="7.8cm" svg:x2="11.4cm" svg:y2="6.8cm">
          <text:p/>
        </draw:line>
        <draw:line draw:style-name="gr19" draw:text-style-name="P5" draw:layer="layout" svg:x1="14.8cm" svg:y1="6.8cm" svg:x2="18.6cm" svg:y2="4.4cm">
          <text:p/>
        </draw:line>
        <draw:line draw:style-name="gr19" draw:text-style-name="P5" draw:layer="layout" svg:x1="14.8cm" svg:y1="7.8cm" svg:x2="18.6cm" svg:y2="10.8cm">
          <text:p/>
        </draw:line>
        <draw:custom-shape draw:style-name="gr18" draw:text-style-name="P17" draw:layer="layout" svg:width="4.8cm" svg:height="4.4cm" svg:x="11.4cm" svg:y="10.6cm">
          <text:p text:style-name="P16"><text:span text:style-name="T10">Instructio</text:span><text:span text:style-name="T10">n_1;</text:span></text:p>
          <text:p text:style-name="P16"><text:span text:style-name="T10">Instructio</text:span><text:span text:style-name="T10">n_2;</text:span></text:p>
          <text:p text:style-name="P16"><text:span text:style-name="T10">Instructio</text:span><text:span text:style-name="T10">n_3;</text:span></text:p>
          <text:p text:style-name="P16"><text:span text:style-name="T10">Instructio</text:span><text:span text:style-name="T10">n_4;</text:span></text:p>
          <text:p text:style-name="P16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2.526cm" svg:height="0.725cm" svg:x="11.095cm" svg:y="9.8cm">
          <draw:text-box>
            <text:p><text:span text:style-name="T9">Function3</text:span></text:p>
          </draw:text-box>
        </draw:frame>
        <draw:line draw:style-name="gr19" draw:text-style-name="P5" draw:layer="layout" svg:x1="6.4cm" svg:y1="9.2cm" svg:x2="11.4cm" svg:y2="12.8cm">
          <text:p/>
        </draw:line>
        <draw:line draw:style-name="gr7" draw:text-style-name="P5" draw:layer="layout" svg:x1="6.187cm" svg:y1="7.8cm" svg:x2="11.387cm" svg:y2="6.8cm">
          <text:p/>
        </draw:line>
        <draw:line draw:style-name="gr7" draw:text-style-name="P5" draw:layer="layout" svg:x1="14.787cm" svg:y1="6.8cm" svg:x2="18.587cm" svg:y2="4.4cm">
          <text:p/>
        </draw:line>
        <draw:line draw:style-name="gr7" draw:text-style-name="P5" draw:layer="layout" svg:x1="14.787cm" svg:y1="7.8cm" svg:x2="18.587cm" svg:y2="10.8cm">
          <text:p/>
        </draw:line>
        <draw:line draw:style-name="gr7" draw:text-style-name="P5" draw:layer="layout" svg:x1="6.387cm" svg:y1="9.2cm" svg:x2="11.387cm" svg:y2="12.8cm">
          <text:p/>
        </draw:line>
        <presentation:notes draw:style-name="dp1"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3" draw:text-style-name="P7" draw:layer="layout" svg:width="20.483cm" svg:height="2.301cm" svg:x="6.8cm" svg:y="6.238cm">
          <draw:text-box>
            <text:p text:style-name="P6"><text:span text:style-name="T2">END OF </text:span><text:span text:style-name="T2">FIRST </text:span><text:span text:style-name="T2">PART…</text:span></text:p>
            <text:p text:style-name="P6"><text:span text:style-name="T2">BUT THE </text:span><text:span text:style-name="T2">COOL </text:span><text:span text:style-name="T2">PART IS </text:span><text:span text:style-name="T2">THE </text:span><text:span text:style-name="T2">SECOND </text:span><text:span text:style-name="T2">PART!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3" draw:text-style-name="P7" draw:layer="layout" svg:width="4.845cm" svg:height="1.276cm" svg:x="6.963cm" svg:y="0.124cm">
          <draw:text-box>
            <text:p text:style-name="P6"><text:span text:style-name="T2">Interfaces</text:span></text:p>
          </draw:text-box>
        </draw:frame>
        <draw:frame draw:style-name="gr4" draw:text-style-name="P1" draw:layer="layout" svg:width="26.8cm" svg:height="0.962cm" svg:x="0.4cm" svg:y="1.8cm">
          <draw:text-box>
            <text:p>1. Make the code rely on abstract concepts, not on real implementation</text:p>
          </draw:text-box>
        </draw:frame>
        <presentation:notes draw:style-name="dp1">
          <draw:page-thumbnail draw:style-name="gr2" draw:layer="layout" svg:width="19.798cm" svg:height="11.136cm" svg:x="0.6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3" draw:text-style-name="P7" draw:layer="layout" svg:width="4.845cm" svg:height="1.276cm" svg:x="6.963cm" svg:y="0.124cm">
          <draw:text-box>
            <text:p text:style-name="P6"><text:span text:style-name="T2">Interfaces</text:span></text:p>
          </draw:text-box>
        </draw:frame>
        <draw:frame draw:style-name="gr4" draw:text-style-name="P1" draw:layer="layout" svg:width="26.8cm" svg:height="10.916cm" svg:x="0.4cm" svg:y="1.8cm">
          <draw:text-box>
            <text:p>1. Make the code rely on abstract concepts, not on real implementation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If you code based on the concrete implementation of the BigsiIndex, your code will be biased towards this implementation;</text:p>
          </draw:text-box>
        </draw:frame>
        <draw:custom-shape draw:style-name="gr21" draw:text-style-name="P22" draw:layer="layout" svg:width="6.6cm" svg:height="6.2cm" svg:x="3cm" svg:y="4.4cm">
          <text:p text:style-name="P9"><text:span text:style-name="T1">BigsiIn</text:span><text:span text:style-name="T1">dex:</text:span></text:p>
          <text:p text:style-name="P9"><text:span text:style-name="T1"><text:tab/></text:span><text:span text:style-name="T1">A()</text:span></text:p>
          <text:p text:style-name="P9"><text:span text:style-name="T1"><text:tab/></text:span><text:span text:style-name="T1">B()</text:span></text:p>
          <text:p text:style-name="P9"><text:span text:style-name="T1"><text:tab/></text:span><text:span text:style-name="T1">C()</text:span></text:p>
          <text:p text:style-name="P9"><text:span text:style-name="T1"><text:tab/></text:span><text:span text:style-name="T1">C()</text:span></text:p>
          <text:p text:style-name="P9"><text:span text:style-name="T1"><text:tab/></text:span><text:span text:style-name="T1">D()</text:span></text:p>
          <text:p text:style-name="P9"><text:span text:style-name="T1"><text:tab/></text:span><text:span text:style-name="T1">E()</text:span></text:p>
          <text:p text:style-name="P9"><text:span text:style-name="T1"><text:tab/></text:span><text:span text:style-name="T1">F()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3" draw:text-style-name="P7" draw:layer="layout" svg:width="4.845cm" svg:height="1.276cm" svg:x="6.963cm" svg:y="0.124cm">
          <draw:text-box>
            <text:p text:style-name="P6"><text:span text:style-name="T2">Interfaces</text:span></text:p>
          </draw:text-box>
        </draw:frame>
        <draw:frame draw:style-name="gr4" draw:text-style-name="P1" draw:layer="layout" svg:width="26.8cm" svg:height="10.916cm" svg:x="0.4cm" svg:y="1.8cm">
          <draw:text-box>
            <text:p>1. Make the code rely on abstract concepts, not on real implementation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If you change index, you might need to recode a lot of stuff because the indexes might have different functionalities</text:p>
          </draw:text-box>
        </draw:frame>
        <draw:custom-shape draw:style-name="gr21" draw:text-style-name="P22" draw:layer="layout" svg:width="6.6cm" svg:height="6.2cm" svg:x="3cm" svg:y="4.4cm">
          <text:p text:style-name="P9"><text:span text:style-name="T1">CobsIndex:</text:span></text:p>
          <text:p text:style-name="P9"><text:span text:style-name="T12"><text:tab/></text:span><text:span text:style-name="T12">A()</text:span><text:span text:style-name="T12"><text:tab/></text:span><text:span text:style-name="T12"><text:tab/></text:span><text:span text:style-name="T13">H()</text:span></text:p>
          <text:p text:style-name="P9"><text:span text:style-name="T12"><text:tab/></text:span><text:span text:style-name="T12">B()</text:span><text:span text:style-name="T12"><text:tab/></text:span><text:span text:style-name="T12"><text:tab/></text:span><text:span text:style-name="T13">I()</text:span></text:p>
          <text:p text:style-name="P9"><text:span text:style-name="T12"><text:tab/></text:span><text:span text:style-name="T12">C()</text:span><text:span text:style-name="T12"><text:tab/></text:span><text:span text:style-name="T12"><text:tab/></text:span><text:span text:style-name="T13">J()</text:span></text:p>
          <text:p text:style-name="P9"><text:span text:style-name="T1"><text:tab/></text:span><text:span text:style-name="T1">C()</text:span><text:span text:style-name="T1"><text:tab/></text:span><text:span text:style-name="T1"><text:tab/></text:span><text:span text:style-name="T13">L()</text:span></text:p>
          <text:p text:style-name="P9"><text:span text:style-name="T1"><text:tab/></text:span><text:span text:style-name="T1">D()</text:span></text:p>
          <text:p text:style-name="P9"><text:span text:style-name="T1"><text:tab/></text:span><text:span text:style-name="T1">E()</text:span></text:p>
          <text:p text:style-name="P9"><text:span text:style-name="T1"><text:tab/></text:span><text:span text:style-name="T1">F()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3" draw:text-style-name="P7" draw:layer="layout" svg:width="4.845cm" svg:height="1.276cm" svg:x="6.963cm" svg:y="0.124cm">
          <draw:text-box>
            <text:p text:style-name="P6"><text:span text:style-name="T2">Interfaces</text:span></text:p>
          </draw:text-box>
        </draw:frame>
        <draw:frame draw:style-name="gr4" draw:text-style-name="P1" draw:layer="layout" svg:width="26.8cm" svg:height="13.76cm" svg:x="0.4cm" svg:y="1.8cm">
          <draw:text-box>
            <text:p>1. Make the code rely on abstract concepts, not on real implementation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Interfaces/Abstract classes make your code rely on an abstract concept instead of concrete;</text:p>
            <text:p>And forces any Index to implement these concepts</text:p>
          </draw:text-box>
        </draw:frame>
        <draw:custom-shape draw:style-name="gr22" draw:text-style-name="P22" xml:id="id28" draw:id="id28" draw:layer="layout" svg:width="15.8cm" svg:height="1.6cm" svg:x="3cm" svg:y="4.4cm">
          <text:p text:style-name="P9"><text:span text:style-name="T1">Index:</text:span></text:p>
          <text:p text:style-name="P9"><text:span text:style-name="T14"><text:tab/></text:span><text:span text:style-name="T4">def </text:span><text:span text:style-name="T4">get_speci</text:span><text:span text:style-name="T4">es_for_th</text:span><text:span text:style-name="T4">e_given_s</text:span><text:span text:style-name="T4">equence()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27" draw:id="id27" draw:layer="layout" svg:width="6.6cm" svg:height="6.2cm" svg:x="2.4cm" svg:y="7.2cm">
          <text:p text:style-name="P9"><text:span text:style-name="T1">BigsiIndex:</text:span></text:p>
          <text:p text:style-name="P9"><text:span text:style-name="T1"><text:tab/></text:span><text:span text:style-name="T1">A()</text:span></text:p>
          <text:p text:style-name="P9"><text:span text:style-name="T1"><text:tab/></text:span><text:span text:style-name="T1">B()</text:span></text:p>
          <text:p text:style-name="P9"><text:span text:style-name="T1"><text:tab/></text:span><text:span text:style-name="T1">C()</text:span></text:p>
          <text:p text:style-name="P9"><text:span text:style-name="T1"><text:tab/></text:span><text:span text:style-name="T1">C()</text:span></text:p>
          <text:p text:style-name="P9"><text:span text:style-name="T1"><text:tab/></text:span><text:span text:style-name="T1">D()</text:span></text:p>
          <text:p text:style-name="P9"><text:span text:style-name="T1"><text:tab/></text:span><text:span text:style-name="T1">E()</text:span></text:p>
          <text:p text:style-name="P9"><text:span text:style-name="T1"><text:tab/></text:span><text:span text:style-name="T1">F()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line" svg:x1="5.7cm" svg:y1="7.2cm" svg:x2="10.9cm" svg:y2="6cm" draw:start-shape="id27" draw:start-glue-point="0" draw:end-shape="id28" draw:end-glue-point="2" svg:d="M5700 7200l5200-1200" svg:viewBox="0 0 5201 1201">
          <text:p/>
        </draw:connector>
        <draw:custom-shape draw:style-name="gr21" draw:text-style-name="P22" xml:id="id29" draw:id="id29" draw:layer="layout" svg:width="6.6cm" svg:height="6.2cm" svg:x="14.4cm" svg:y="7.3cm">
          <text:p text:style-name="P9"><text:span text:style-name="T1">CobsIndex:</text:span></text:p>
          <text:p text:style-name="P9"><text:span text:style-name="T12"><text:tab/></text:span><text:span text:style-name="T12">A()</text:span><text:span text:style-name="T12"><text:tab/></text:span><text:span text:style-name="T12"><text:tab/></text:span><text:span text:style-name="T13">H()</text:span></text:p>
          <text:p text:style-name="P9"><text:span text:style-name="T12"><text:tab/></text:span><text:span text:style-name="T12">B()</text:span><text:span text:style-name="T12"><text:tab/></text:span><text:span text:style-name="T12"><text:tab/></text:span><text:span text:style-name="T13">I()</text:span></text:p>
          <text:p text:style-name="P9"><text:span text:style-name="T12"><text:tab/></text:span><text:span text:style-name="T12">C()</text:span><text:span text:style-name="T12"><text:tab/></text:span><text:span text:style-name="T12"><text:tab/></text:span><text:span text:style-name="T13">J()</text:span></text:p>
          <text:p text:style-name="P9"><text:span text:style-name="T1"><text:tab/></text:span><text:span text:style-name="T1">C()</text:span><text:span text:style-name="T1"><text:tab/></text:span><text:span text:style-name="T1"><text:tab/></text:span><text:span text:style-name="T13">L()</text:span></text:p>
          <text:p text:style-name="P9"><text:span text:style-name="T1"><text:tab/></text:span><text:span text:style-name="T1">D()</text:span></text:p>
          <text:p text:style-name="P9"><text:span text:style-name="T1"><text:tab/></text:span><text:span text:style-name="T1">E()</text:span></text:p>
          <text:p text:style-name="P9"><text:span text:style-name="T1"><text:tab/></text:span><text:span text:style-name="T1">F()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line" svg:x1="17.7cm" svg:y1="7.3cm" svg:x2="10.9cm" svg:y2="5.978cm" draw:start-shape="id29" draw:start-glue-point="0" svg:d="M17700 7300l-6800-1322" svg:viewBox="0 0 6801 1323">
          <text:p/>
        </draw:connector>
        <presentation:notes draw:style-name="dp1">
          <draw:page-thumbnail draw:style-name="gr2" draw:layer="layout" svg:width="19.798cm" svg:height="11.136cm" svg:x="0.6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3" draw:text-style-name="P7" draw:layer="layout" svg:width="4.845cm" svg:height="1.276cm" svg:x="6.963cm" svg:y="0.124cm">
          <draw:text-box>
            <text:p text:style-name="P6"><text:span text:style-name="T2">Interfaces</text:span></text:p>
          </draw:text-box>
        </draw:frame>
        <draw:frame draw:style-name="gr23" draw:text-style-name="P1" draw:layer="layout" svg:width="26.8cm" svg:height="9.492cm" svg:x="0.4cm" svg:y="1.8cm">
          <draw:text-box>
            <text:p>It makes even easier this presentation:</text:p>
            <text:p text:style-name="P23"><text:span text:style-name="T15"/></text:p>
            <text:list text:style-name="L1">
              <text:list-item>
                <text:p text:style-name="P23"><text:span text:style-name="T16">With the Index </text:span><text:span text:style-name="T16">interface, we </text:span><text:span text:style-name="T16">don't really </text:span><text:span text:style-name="T16">need to look at </text:span><text:span text:style-name="T16">the </text:span><text:span text:style-name="T16">implementation </text:span><text:span text:style-name="T16">of the </text:span><text:span text:style-name="T16">BigsiIndex, </text:span><text:span text:style-name="T16">CobsIndex or </text:span><text:span text:style-name="T16">ReindeerIndex;</text:span></text:p>
              </text:list-item>
              <text:list-item>
                <text:p text:style-name="P23"><text:span text:style-name="T16">We know they </text:span><text:span text:style-name="T16">respect our </text:span><text:span text:style-name="T16">Index interface, </text:span><text:span text:style-name="T16">and that is all </text:span><text:span text:style-name="T16">that matters – </text:span><text:span text:style-name="T16">that is how we </text:span><text:span text:style-name="T16">communicate </text:span><text:span text:style-name="T16">with an Index in </text:span><text:span text:style-name="T16">our codebase;</text:span></text:p>
              </text:list-item>
            </text:list>
            <text:p><text:span text:style-name="T17"/></text:p>
            <text:p/>
            <text:p/>
            <text:p/>
            <text:p/>
            <text:p/>
            <text:p/>
            <text:p/>
          </draw:text-box>
        </draw:frame>
        <draw:custom-shape draw:style-name="gr22" draw:text-style-name="P22" xml:id="id30" draw:id="id30" draw:layer="layout" svg:width="15.8cm" svg:height="1.6cm" svg:x="4.2cm" svg:y="6.65cm">
          <text:p text:style-name="P9"><text:span text:style-name="T1">Index:</text:span></text:p>
          <text:p text:style-name="P9"><text:span text:style-name="T14"><text:tab/></text:span><text:span text:style-name="T4">def get_species_for_the_given_sequence()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line" svg:x1="6.9cm" svg:y1="9.45cm" svg:x2="12.1cm" svg:y2="8.25cm" draw:end-shape="id30" draw:end-glue-point="2" svg:d="M6900 9450l5200-1200" svg:viewBox="0 0 5201 1201">
          <text:p/>
        </draw:connector>
        <draw:connector draw:style-name="gr19" draw:text-style-name="P5" draw:layer="layout" draw:type="line" svg:x1="18.9cm" svg:y1="9.55cm" svg:x2="12.1cm" svg:y2="8.228cm" svg:d="M18900 9550l-6800-1322" svg:viewBox="0 0 6801 1323">
          <text:p/>
        </draw:connector>
        <draw:connector draw:style-name="gr19" draw:text-style-name="P5" draw:layer="layout" draw:type="line" svg:x1="14.5cm" svg:y1="9.6cm" svg:x2="12.1cm" svg:y2="8.228cm" draw:start-shape="id31" draw:start-glue-point="0" svg:d="M14500 9600l-2400-1372" svg:viewBox="0 0 2401 1373">
          <text:p/>
        </draw:connector>
        <draw:custom-shape draw:style-name="gr24" draw:text-style-name="P25" xml:id="id31" draw:id="id31" draw:layer="layout" svg:width="25.4cm" svg:height="5cm" svg:x="1.8cm" svg:y="9.6cm">
          <text:p text:style-name="P24"><text:span text:style-name="T18">Don’t </text:span><text:span text:style-name="T18">care </text:span><text:span text:style-name="T18">layer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10cm" svg:y1="9.6cm" svg:x2="12.1cm" svg:y2="8.228cm">
          <text:p/>
        </draw:line>
        <draw:line draw:style-name="gr19" draw:text-style-name="P5" draw:layer="layout" svg:x1="11.6cm" svg:y1="9.6cm" svg:x2="12.1cm" svg:y2="8.229cm">
          <text:p/>
        </draw:line>
        <draw:line draw:style-name="gr19" draw:text-style-name="P5" draw:layer="layout" svg:x1="13cm" svg:y1="9.6cm" svg:x2="12.1cm" svg:y2="8.23cm">
          <text:p/>
        </draw:line>
        <presentation:notes draw:style-name="dp1">
          <draw:page-thumbnail draw:style-name="gr2" draw:layer="layout" svg:width="19.798cm" svg:height="11.136cm" svg:x="0.6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3" draw:text-style-name="P7" draw:layer="layout" svg:width="21.089cm" svg:height="1.276cm" svg:x="2.946cm" svg:y="6.4cm">
          <draw:text-box>
            <text:p text:style-name="P6"><text:span text:style-name="T2">SEE THE </text:span><text:span text:style-name="T2">REST OF </text:span><text:span text:style-name="T2">IMPLEME</text:span><text:span text:style-name="T2">NTATION </text:span><text:span text:style-name="T2">+ TESTS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 Mono" svg:font-family="'DejaVu Sans Mono'"/>
    <style:font-face style:name="Liberation" svg:font-family="Liberation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17T17:48:01.532216070</meta:creation-date>
    <dc:date>2019-11-17T23:22:25.434622478</dc:date>
    <meta:editing-duration>PT1H49M54S</meta:editing-duration>
    <meta:editing-cycles>18</meta:editing-cycles>
    <meta:generator>LibreOffice/6.3.3.2.0$Linux_X86_64 LibreOffice_project/efd344762d9d19af2cac84c1651e18355008a6ed</meta:generator>
    <meta:document-statistic meta:object-count="519"/>
  </office:meta>
</office:document-meta>
</file>